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align="justify" style:justify-single-word="false" fo:text-indent="0in" style:auto-text-indent="false"/>
      <style:text-properties fo:color="#800000" style:font-name="Times New Roman" fo:font-size="14pt" style:font-size-asian="14pt" style:font-size-complex="14pt"/>
    </style:style>
    <style:style style:name="P2" style:family="paragraph" style:parent-style-name="Preformatted_20_Text">
      <style:paragraph-properties fo:margin-left="0in" fo:margin-right="0in" fo:margin-top="0in" fo:margin-bottom="0in" loext:contextual-spacing="false" fo:text-align="justify" style:justify-single-word="false" fo:text-indent="0in" style:auto-text-indent="false"/>
      <style:text-properties fo:color="#800000" style:font-name="Times New Roman" fo:font-size="14pt" officeooo:paragraph-rsid="00296260" style:font-size-asian="14pt" style:font-size-complex="14pt"/>
    </style:style>
    <style:style style:name="P3" style:family="paragraph" style:parent-style-name="Preformatted_20_Text">
      <style:paragraph-properties fo:margin-left="0in" fo:margin-right="0in" fo:margin-top="0in" fo:margin-bottom="0in" loext:contextual-spacing="false" fo:text-align="justify" style:justify-single-word="false" fo:text-indent="0in" style:auto-text-indent="false"/>
      <style:text-properties fo:color="#606060" style:font-name="Times New Roman" fo:font-size="14pt" style:font-size-asian="14pt" style:font-size-complex="14pt"/>
    </style:style>
    <style:style style:name="P4" style:family="paragraph" style:parent-style-name="Preformatted_20_Text">
      <style:paragraph-properties fo:margin-left="0in" fo:margin-right="0in" fo:margin-top="0in" fo:margin-bottom="0in" loext:contextual-spacing="false" fo:text-align="justify" style:justify-single-word="false" fo:text-indent="0in" style:auto-text-indent="false"/>
      <style:text-properties fo:color="#000000" style:font-name="Times New Roman" fo:font-size="14pt" style:font-size-asian="14pt" style:font-size-complex="14pt"/>
    </style:style>
    <style:style style:name="P5" style:family="paragraph" style:parent-style-name="Preformatted_20_Text">
      <style:paragraph-properties fo:margin-left="0in" fo:margin-right="0in" fo:margin-top="0in" fo:margin-bottom="0in" loext:contextual-spacing="false" fo:text-align="justify" style:justify-single-word="false" fo:text-indent="0in" style:auto-text-indent="false"/>
      <style:text-properties style:font-name="Times New Roman" fo:font-size="14pt" style:font-size-asian="14pt" style:font-size-complex="14pt"/>
    </style:style>
    <style:style style:name="P6" style:family="paragraph" style:parent-style-name="Preformatted_20_Text">
      <style:paragraph-properties fo:margin-left="0in" fo:margin-right="0in" fo:margin-top="0in" fo:margin-bottom="0in" loext:contextual-spacing="false" fo:text-align="justify" style:justify-single-word="false" fo:text-indent="0in" style:auto-text-indent="false"/>
      <style:text-properties style:font-name="Times New Roman" fo:font-size="14pt" officeooo:paragraph-rsid="00296260" style:font-size-asian="14pt" style:font-size-complex="14pt"/>
    </style:style>
    <style:style style:name="P7"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606060" style:font-name="Times New Roman" fo:font-size="14pt" style:font-size-asian="14pt" style:font-size-complex="14pt"/>
    </style:style>
    <style:style style:name="P8"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000000" style:font-name="Times New Roman" fo:font-size="14pt" style:font-size-asian="14pt" style:font-size-complex="14pt"/>
    </style:style>
    <style:style style:name="P9"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000000" style:font-name="Times New Roman" fo:font-size="14pt" officeooo:paragraph-rsid="0027a331" style:font-size-asian="14pt" style:font-size-complex="14pt"/>
    </style:style>
    <style:style style:name="P10"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800000" style:font-name="Times New Roman" fo:font-size="14pt" style:font-size-asian="14pt" style:font-size-complex="14pt"/>
    </style:style>
    <style:style style:name="P11"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800000" style:font-name="Times New Roman" fo:font-size="14pt" officeooo:paragraph-rsid="0019a95e" style:font-size-asian="14pt" style:font-size-complex="14pt"/>
    </style:style>
    <style:style style:name="P12"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800000" style:font-name="Times New Roman" fo:font-size="14pt" officeooo:paragraph-rsid="001b226f" style:font-size-asian="14pt" style:font-size-complex="14pt"/>
    </style:style>
    <style:style style:name="P13"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800000" style:font-name="Times New Roman" fo:font-size="14pt" officeooo:paragraph-rsid="0023dce6" style:font-size-asian="14pt" style:font-size-complex="14pt"/>
    </style:style>
    <style:style style:name="P14"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800000" style:font-name="Times New Roman" fo:font-size="14pt" officeooo:paragraph-rsid="002435da" style:font-size-asian="14pt" style:font-size-complex="14pt"/>
    </style:style>
    <style:style style:name="P15"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fo:color="#800000" style:font-name="Times New Roman" fo:font-size="14pt" officeooo:paragraph-rsid="00296260" style:font-size-asian="14pt" style:font-size-complex="14pt"/>
    </style:style>
    <style:style style:name="P16"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style:font-size-asian="14pt" style:font-size-complex="14pt"/>
    </style:style>
    <style:style style:name="P17"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1b226f" style:font-size-asian="14pt" style:font-size-complex="14pt"/>
    </style:style>
    <style:style style:name="P18"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1d05ea" style:font-size-asian="14pt" style:font-size-complex="14pt"/>
    </style:style>
    <style:style style:name="P19"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1e6098" style:font-size-asian="14pt" style:font-size-complex="14pt"/>
    </style:style>
    <style:style style:name="P20"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23dce6" style:font-size-asian="14pt" style:font-size-complex="14pt"/>
    </style:style>
    <style:style style:name="P21"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2435da" style:font-size-asian="14pt" style:font-size-complex="14pt"/>
    </style:style>
    <style:style style:name="P22"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27a331" style:font-size-asian="14pt" style:font-size-complex="14pt"/>
    </style:style>
    <style:style style:name="P23" style:family="paragraph" style:parent-style-name="Preformatted_20_Text">
      <style:paragraph-properties fo:margin-left="0in" fo:margin-right="0in" fo:margin-top="0in" fo:margin-bottom="0.1965in" loext:contextual-spacing="false" fo:text-align="justify" style:justify-single-word="false" fo:text-indent="0in" style:auto-text-indent="false"/>
      <style:text-properties style:font-name="Times New Roman" fo:font-size="14pt" officeooo:paragraph-rsid="00296260" style:font-size-asian="14pt" style:font-size-complex="14pt"/>
    </style:style>
    <style:style style:name="P24" style:family="paragraph" style:parent-style-name="Standard">
      <style:paragraph-properties fo:text-align="justify" style:justify-single-word="false"/>
      <style:text-properties style:font-name="Times New Roman" fo:font-size="14pt" style:font-size-asian="14pt" style:font-size-complex="14pt"/>
    </style:style>
    <style:style style:name="T1" style:family="text">
      <style:text-properties fo:color="#800000"/>
    </style:style>
    <style:style style:name="T2" style:family="text">
      <style:text-properties fo:color="#000000"/>
    </style:style>
    <style:style style:name="T3" style:family="text">
      <style:text-properties fo:color="#000000" officeooo:rsid="002075a6"/>
    </style:style>
    <style:style style:name="T4" style:family="text">
      <style:text-properties fo:color="#000000" officeooo:rsid="002229c9"/>
    </style:style>
    <style:style style:name="T5" style:family="text">
      <style:text-properties fo:color="#000000" officeooo:rsid="00188f06"/>
    </style:style>
    <style:style style:name="T6" style:family="text">
      <style:text-properties fo:color="#6060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bel</text:span><text:span text:style-name="T2">[ch6]</text:span></text:p>
      <text:p text:style-name="P5"><text:span text:style-name="T1">\chap</text:span><text:span text:style-name="T2"> Results</text:span></text:p>
      <text:p text:style-name="P7">%==============================================================</text:p>
      <text:p text:style-name="P7"/>
      <text:p text:style-name="P16"><text:span text:style-name="T2">This chapter is divided into several sections. First we will look at the efficiency of various strategies used when generating the dataset in </text:span><text:span text:style-name="T1">\ref</text:span><text:span text:style-name="T2">[ch6_dataset] and then when building models in </text:span><text:span text:style-name="T1">\ref</text:span><text:span text:style-name="T2">[ch6_model]. </text:span><text:span text:style-name="T6">%In section \ref[ch6_overall] we will explore the overall performance of our best models on the task.</text:span></text:p>
      <text:p text:style-name="P16"><text:span text:style-name="T6"/></text:p>
      <text:p text:style-name="P16"><text:span text:style-name="T1">\sec</text:span><text:span text:style-name="T2"> How to read graphs in this section</text:span></text:p>
      <text:p text:style-name="P16"><text:span text:style-name="T2"/></text:p>
      <text:p text:style-name="P16"><text:span text:style-name="T2">We have implemented a k-fold cross-validation discussed in </text:span><text:span text:style-name="T1">\ref</text:span><text:span text:style-name="T2">[ch4_model_evaluation] and used it to evaluate performance of the tested model and dataset combination. We present a higher level view of the experiments by plotting the evolution of error over training epochs. Note that we can follow both the training and validation error to see how much is our model overfitting.</text:span></text:p>
      <text:p text:style-name="P16"><text:span text:style-name="T2"/></text:p>
      <text:p text:style-name="P8">We also provide a more detailed view into the situation after the training was finished. We look at the box plot graphs of errors in the last epoch of training.</text:p>
      <text:p text:style-name="P8"/>
      <text:p text:style-name="P8">Note that in some cases we may want to hold the model with the best achieved validation error, instead of the one from last iteration. This applies in the case when with further training iterations the model overfits. For this view we may show box plot graphs of the epoch where each model fared the best.</text:p>
      <text:p text:style-name="P8"/>
      <text:p text:style-name="P5"><text:span text:style-name="T1">\label</text:span><text:span text:style-name="T2">[ch6_dataset]</text:span></text:p>
      <text:p text:style-name="P5"><text:span text:style-name="T1">\sec</text:span><text:span text:style-name="T2"> Strategies employed in dataset generation</text:span></text:p>
      <text:p text:style-name="P7">%===================</text:p>
      <text:p text:style-name="P7"/>
      <text:p text:style-name="P16"><text:span text:style-name="T2">In this section we focus on the results of various attempts to alter the dataset generation scheme.</text:span></text:p>
      <text:p text:style-name="P16"><text:soft-page-break/><text:span text:style-name="T2"/></text:p>
      <text:p text:style-name="P16"><text:span text:style-name="T2">As we described in </text:span><text:span text:style-name="T1">\ref</text:span><text:span text:style-name="T2">[ch3_available_data] we have multiple ways to construct our dataset. We have tried varying the size of downloaded images in </text:span><text:span text:style-name="T1">\ref</text:span><text:span text:style-name="T2">[ch6_dataset_pixelsize].</text:span></text:p>
      <text:p text:style-name="P16"><text:span text:style-name="T2"/></text:p>
      <text:p text:style-name="P16"><text:span text:style-name="T2">We also explore two types of increasing the images available for our models. In </text:span><text:span text:style-name="T1">\ref</text:span><text:span text:style-name="T2">[ch6_dataset_longedgesplit] we try splitting long edges to smaller segments, while maintaining a limit of how small can resulting segment be. The smaller the minimal segment length, the higher the number of segments and consequentially the number of images. See </text:span><text:span text:style-name="T1">\ref</text:span><text:span text:style-name="T2">[ch3_downloading_street_view_images] and Code </text:span><text:span text:style-name="T1">\ref</text:span><text:span text:style-name="T2">[code3_longedges] for details.</text:span></text:p>
      <text:p text:style-name="P16"><text:span text:style-name="T2"/></text:p>
      <text:p text:style-name="P16"><text:span text:style-name="T2">In </text:span><text:span text:style-name="T1">\ref</text:span><text:span text:style-name="T2">[ch6_dataset_augmentation] we try an alternative approach to dataset augmentation from data already obtained by applying additional transformations such as flipping the image, shifting or scaling. In this way we create new images from an already existing set.</text:span></text:p>
      <text:p text:style-name="P16"><text:span text:style-name="T2"/></text:p>
      <text:p text:style-name="P5"><text:span text:style-name="T1">\label</text:span><text:span text:style-name="T2">[ch6_dataset_pixelsize]</text:span></text:p>
      <text:p text:style-name="P5"><text:span text:style-name="T1">\secc</text:span><text:span text:style-name="T2"> Dimensions of downloaded images</text:span></text:p>
      <text:p text:style-name="P7">%------------------</text:p>
      <text:p text:style-name="P7"/>
      <text:p text:style-name="P16"><text:span text:style-name="T2">We chose to try two settings to illustrate the effect of our choice in the matter of image dimensions. Following the original article of ~</text:span><text:span text:style-name="T1">\cite</text:span><text:span text:style-name="T2">[inception], we chose our first image size to be 299x299 pixels. Our second dataset is made of images sized 640x640 pixels, which was the limitation of Google Street View as the most detailed image resolution available freely via their API.</text:span></text:p>
      <text:p text:style-name="P16"><text:span text:style-name="T2"/></text:p>
      <text:p text:style-name="P8">Note that the 640x640 dataset is bigger in its size and it also takes more time for the models to be trained on it. Also the consequent feature files which we store in between experiments to allow their reuse are bigger.</text:p>
      <text:p text:style-name="P8"/>
      <text:p text:style-name="P1">\midinsert</text:p>
      <text:p text:style-name="P5"><text:span text:style-name="T1">\clabel</text:span><text:span text:style-name="T2">[35_pixel_size_mixed]{Experiment with pixel size, Mixed model}</text:span></text:p>
      <text:p text:style-name="P5"><text:soft-page-break/><text:span text:style-name="T1">\line</text:span><text:span text:style-name="T2">{</text:span><text:span text:style-name="T1">\hsize=.5\hsize</text:span><text:span text:style-name="T2"> </text:span><text:span text:style-name="T1">\vtop</text:span><text:span text:style-name="T2">{</text:span><text:span text:style-name="T6">%</text:span></text:p>
      <text:p text:style-name="P5"><text:span text:style-name="T2"><text:s text:c="6"/></text:span><text:span text:style-name="T6">%\clabel[bbb]{aaa}</text:span></text:p>
      <text:p text:style-name="P5"><text:span text:style-name="T2"><text:s text:c="6"/></text:span><text:span text:style-name="T1">\picw=4.2cm</text:span><text:span text:style-name="T2"> </text:span><text:span text:style-name="T1">\cinspic</text:span><text:span text:style-name="T2"> graphs/6.1.1._pixel_size/figLeft_boxplotcomp_val_mix.pdf</text:span></text:p>
      <text:p text:style-name="P5"><text:span text:style-name="T2"><text:s text:c="6"/></text:span><text:span text:style-name="T6">%\caption/f aaaa</text:span></text:p>
      <text:p text:style-name="P5"><text:span text:style-name="T2"><text:s text:c="3"/></text:span><text:span text:style-name="T1">\par</text:span><text:span text:style-name="T2">}</text:span><text:span text:style-name="T1">\vtop</text:span><text:span text:style-name="T2">{</text:span><text:span text:style-name="T6">%</text:span></text:p>
      <text:p text:style-name="P5"><text:span text:style-name="T2"><text:s text:c="6"/></text:span><text:span text:style-name="T6">%\clabel[ccc]{ddd}</text:span></text:p>
      <text:p text:style-name="P5"><text:span text:style-name="T2"><text:s text:c="6"/></text:span><text:span text:style-name="T1">\picw=9cm</text:span><text:span text:style-name="T2"> </text:span><text:span text:style-name="T1">\cinspic</text:span><text:span text:style-name="T2"> graphs/6.1.1._pixel_size/figRight_graphcomp_evol_mix.pdf </text:span></text:p>
      <text:p text:style-name="P5"><text:span text:style-name="T2"><text:s text:c="6"/></text:span><text:span text:style-name="T6">%\caption/f bbbb</text:span></text:p>
      <text:p text:style-name="P5"><text:span text:style-name="T2"><text:s text:c="3"/></text:span><text:span text:style-name="T1">\par</text:span><text:span text:style-name="T2">}}</text:span></text:p>
      <text:p text:style-name="P3">%\centerline {aaa\hfil\hfil bbb}\nobreak\medskip</text:p>
      <text:p text:style-name="P5"><text:span text:style-name="T1">\caption/f</text:span><text:span text:style-name="T2"> Model: </text:span><text:span text:style-name="T1">\textit</text:span><text:span text:style-name="T2">{Mixed}, Datasets: </text:span><text:span text:style-name="T1">\textit</text:span><text:span text:style-name="T2">{299x299}, </text:span><text:span text:style-name="T1">\textit</text:span><text:span text:style-name="T2">{640x640}. Results of experiment with pixel size of input images. Here we see the graph of evolution of loss function over epochs. K-fold cross-validation scheme was used with k=10. We can see error on validation dataset of all the 10 runs with average results highlighted.</text:span></text:p>
      <text:p text:style-name="P10">\endinsert</text:p>
      <text:p text:style-name="P10"/>
      <text:p text:style-name="P8">We have used datasets internally marked as "5556x_mark_res_299x299" for 299x299 dataset and "5556x_markable_640x640" for the 640x640 dataset. Their only difference is in the image pixel dimensions.</text:p>
      <text:p text:style-name="P8"/>
      <text:p text:style-name="P16"><text:span text:style-name="T2">As for the choice of models we don’t include the OSM model as it is not affected by image pixel size. Figure </text:span><text:span text:style-name="T1">\ref</text:span><text:span text:style-name="T2">[35_pixel_size_mixed] shows the results when choosing Mixed model (see </text:span><text:span text:style-name="T1">\ref</text:span><text:span text:style-name="T2">[mix_model]). Figure </text:span><text:span text:style-name="T1">\ref</text:span><text:span text:style-name="T2">[35_pixel_size_image] shows the results when using Image model (see </text:span><text:span text:style-name="T1">\ref</text:span><text:span text:style-name="T2">[img_model]).</text:span></text:p>
      <text:p text:style-name="P16"><text:span text:style-name="T2"/></text:p>
      <text:p text:style-name="P1">\midinsert</text:p>
      <text:p text:style-name="P5"><text:span text:style-name="T1">\clabel</text:span><text:span text:style-name="T2">[35_pixel_size_image]{Experiment with pixel size, Image model}</text:span></text:p>
      <text:p text:style-name="P5"><text:span text:style-name="T1">\line</text:span><text:span text:style-name="T2">{</text:span><text:span text:style-name="T1">\hsize=.5\hsize</text:span><text:span text:style-name="T2"> </text:span><text:span text:style-name="T1">\vtop</text:span><text:span text:style-name="T2">{</text:span><text:span text:style-name="T6">%</text:span></text:p>
      <text:p text:style-name="P5"><text:span text:style-name="T2"><text:s text:c="6"/></text:span><text:span text:style-name="T6">%\clabel[bbb]{aaa}</text:span></text:p>
      <text:p text:style-name="P5"><text:span text:style-name="T2"><text:s text:c="6"/></text:span><text:span text:style-name="T1">\picw=4.2cm</text:span><text:span text:style-name="T2"> </text:span><text:span text:style-name="T1">\cinspic</text:span><text:span text:style-name="T2"> graphs/6.1.1._pixel_size/figLeft_boxplotcomp_val_img.pdf</text:span></text:p>
      <text:p text:style-name="P5"><text:span text:style-name="T2"><text:s text:c="6"/></text:span><text:span text:style-name="T6">%\caption/f aaaa</text:span></text:p>
      <text:p text:style-name="P5"><text:span text:style-name="T2"><text:s text:c="3"/></text:span><text:span text:style-name="T1">\par</text:span><text:span text:style-name="T2">}</text:span><text:span text:style-name="T1">\vtop</text:span><text:span text:style-name="T2">{</text:span><text:span text:style-name="T6">%</text:span></text:p>
      <text:p text:style-name="P5"><text:span text:style-name="T2"><text:s text:c="6"/></text:span><text:span text:style-name="T6">%\clabel[ccc]{ddd}</text:span></text:p>
      <text:p text:style-name="P5"><text:span text:style-name="T2"><text:s text:c="6"/></text:span><text:span text:style-name="T1">\picw=9cm</text:span><text:span text:style-name="T2"> </text:span><text:span text:style-name="T1">\cinspic</text:span><text:span text:style-name="T2"> graphs/6.1.1._pixel_size/figRight_graphcomp_evol_img.pdf </text:span></text:p>
      <text:p text:style-name="P5"><text:span text:style-name="T2"><text:s text:c="6"/></text:span><text:span text:style-name="T6">%\caption/f bbbb</text:span></text:p>
      <text:p text:style-name="P5"><text:span text:style-name="T2"><text:s text:c="3"/></text:span><text:span text:style-name="T1">\par</text:span><text:span text:style-name="T2">}}</text:span></text:p>
      <text:p text:style-name="P3">%\centerline {aaa\hfil\hfil bbb}\nobreak\medskip</text:p>
      <text:p text:style-name="P5"><text:soft-page-break/><text:span text:style-name="T1">\caption/f</text:span><text:span text:style-name="T2"> <text:s/>Model: </text:span><text:span text:style-name="T1">\textit</text:span><text:span text:style-name="T2">{Image}, Datasets: </text:span><text:span text:style-name="T1">\textit</text:span><text:span text:style-name="T2">{299x299}, </text:span><text:span text:style-name="T1">\textit</text:span><text:span text:style-name="T2">{640x640}. Results of experiment with pixel size of input images. Here we see the graph of evolution of loss function over epochs. K-fold cross-validation scheme was used with k=10. We can see error on validation dataset of all the 10 runs with average results highlighted.</text:span></text:p>
      <text:p text:style-name="P10">\endinsert</text:p>
      <text:p text:style-name="P10"/>
      <text:p text:style-name="P8">We can see both the validation error as well as training error evolution over time of epochs as well as box plots with more detailed view of the last epoch.</text:p>
      <text:p text:style-name="P8"/>
      <text:p text:style-name="P16"><text:span text:style-name="T2">In order to compare the performance of both the two used datasets and models, we use the box plots in Figure </text:span><text:span text:style-name="T1">\ref</text:span><text:span text:style-name="T2">[35b_pixel_size_four], which look at the best validation error score of the four models.</text:span></text:p>
      <text:p text:style-name="P16"><text:span text:style-name="T2"/></text:p>
      <text:p text:style-name="P1">\midinsert</text:p>
      <text:p text:style-name="P5"><text:span text:style-name="T1">\clabel</text:span><text:span text:style-name="T2">[35b_pixel_size_four]{Pixel size and best validation error}</text:span></text:p>
      <text:p text:style-name="P5"><text:span text:style-name="T1">\picw=10.5cm</text:span><text:span text:style-name="T2"> </text:span><text:span text:style-name="T1">\cinspic</text:span><text:span text:style-name="T2"> graphs/6.1.1._pixel_size/fig_Four.pdf</text:span></text:p>
      <text:p text:style-name="P5"><text:span text:style-name="T1">\caption/f</text:span><text:span text:style-name="T2"> Models: </text:span><text:span text:style-name="T1">\textit</text:span><text:span text:style-name="T2">{Image}, </text:span><text:span text:style-name="T1">\textit</text:span><text:span text:style-name="T2">{Mixed}, Datasets: </text:span><text:span text:style-name="T1">\textit</text:span><text:span text:style-name="T2">{299x299}, </text:span><text:span text:style-name="T1">\textit</text:span><text:span text:style-name="T2">{640x640}. Comparison of four model and dataset combinations used in the pixel size experiment. We look at the best achieved validation error throughout their evolution over epochs.</text:span></text:p>
      <text:p text:style-name="P10">\endinsert</text:p>
      <text:p text:style-name="P10"/>
      <text:p text:style-name="P11"><text:span text:style-name="T2">As was already mentioned on Figure </text:span>\ref<text:span text:style-name="T2">[20_diff_in_diff_out] the input image dimension will influence the dimension of intermediate features produced by the base CNN model. Consequent structure of our models has to deal with this variability in size.</text:span></text:p>
      <text:p text:style-name="P11"><text:span text:style-name="T2"/></text:p>
      <text:p text:style-name="P17"><text:span text:style-name="T2">As we can see in the case when we used Image only model on Figure </text:span><text:span text:style-name="T1">\ref</text:span><text:span text:style-name="T2">[35_pixel_size_image], the use of bigger images is advantageous - in the last epoch the statistics of validation error speak in favor of dataset 640x640.</text:span></text:p>
      <text:p text:style-name="P17"><text:span text:style-name="T2"/></text:p>
      <text:p text:style-name="P12"><text:span text:style-name="T2">Somewhat surprising is the result over the Mixed model, where as can be seen on Figure </text:span>\ref<text:span text:style-name="T2">[35_pixel_size_mixed] the validation error of 640x640 dataset is actually </text:span><text:soft-page-break/><text:span text:style-name="T2">worse than that of 299x299 in terms of median, mean and also the spread of lower and upper percentiles. Here we should consider the situation, where the 299x299 dataset produces features of size (1, 1, 2048), whereas the 640x640 dataset produces size (2, 2, 2048). Regardless of chosen dataset, the performance of Mixed model is better than that of Image only model. However the 299x299 dataset seems to gain more from this transition than the 640x640 one. We end up with the Mixed model on 299x299 dataset beating other combinations on its last iteration. Figure </text:span>\ref<text:span text:style-name="T2">[35b_pixel_size_four] confirms this finding also for the best achieved validation error along all epochs for all these model and dataset combinations.</text:span></text:p>
      <text:p text:style-name="P12"><text:span text:style-name="T2"/></text:p>
      <text:p text:style-name="P5"><text:span text:style-name="T1">\label</text:span><text:span text:style-name="T2">[ch6_dataset_longedgesplit]</text:span></text:p>
      <text:p text:style-name="P5"><text:span text:style-name="T1">\secc</text:span><text:span text:style-name="T2"> Splitting long edges</text:span></text:p>
      <text:p text:style-name="P7">%------------------</text:p>
      <text:p text:style-name="P7"/>
      <text:p text:style-name="P1">\midinsert</text:p>
      <text:p text:style-name="P5"><text:span text:style-name="T1">\clabel</text:span><text:span text:style-name="T2">[ch6_longedge_table]{Dataset overview in experiment with splitting long edges}</text:span></text:p>
      <text:p text:style-name="P5"><text:span text:style-name="T1">\picw=10cm</text:span><text:span text:style-name="T2"> </text:span><text:span text:style-name="T1">\cinspic</text:span><text:span text:style-name="T2"> tables/6.4._datasets_for_edgesplitting.pdf</text:span></text:p>
      <text:p text:style-name="P5"><text:span text:style-name="T1">\captiontablehack/f</text:span><text:span text:style-name="T2"> Dataset overview for the experiment of splitting long edges into smaller segments. Note that the number of images corresponds with the size of inputs for models.</text:span></text:p>
      <text:p text:style-name="P10">\endinsert</text:p>
      <text:p text:style-name="P10"/>
      <text:p text:style-name="P16"><text:span text:style-name="T2">See Table </text:span><text:span text:style-name="T1">\ref</text:span><text:span text:style-name="T2">[ch6_longedge_table] with a list of tested datasets. When we choose to split long edges, we generate more smaller segments and from each of these segments even more images. Note that we count only valid segments, where there is imagery data available and where we had a label in the initial dataset.</text:span></text:p>
      <text:p text:style-name="P16"><text:span text:style-name="T2"/></text:p>
      <text:p text:style-name="P8">We chose to run the experiment with the original dataset "5556x_markable_640x640" as comparison of how models fared without long edge splitting.</text:p>
      <text:p text:style-name="P8"/>
      <text:p text:style-name="P8">For this experiment it again makes sense to test on the Image and Mixed models as those are the ones affected by imagery data input.</text:p>
      <text:p text:style-name="P8"/>
      <text:p text:style-name="P1"><text:soft-page-break/>\midinsert</text:p>
      <text:p text:style-name="P5"><text:span text:style-name="T1">\clabel</text:span><text:span text:style-name="T2">[36_splitedge_2x2]{Split long edges, Mixed model, overall comparison}</text:span></text:p>
      <text:p text:style-name="P5"><text:span text:style-name="T1">\picw=13cm</text:span><text:span text:style-name="T2"> </text:span><text:span text:style-name="T1">\cinspic</text:span><text:span text:style-name="T2"> graphs/6.1.2._splitting_long_edges-minlen/fig3_2x2comparison_mix.pdf</text:span></text:p>
      <text:p text:style-name="P5"><text:span text:style-name="T1">\caption/f</text:span><text:span text:style-name="T2"> Model: </text:span><text:span text:style-name="T1">\textit</text:span><text:span text:style-name="T2">{Mixed}. Overall illustration of the training process of three datasets which were enhanced by long edge splitting and an original dataset for reference.</text:span></text:p>
      <text:p text:style-name="P10">\endinsert</text:p>
      <text:p text:style-name="P10"/>
      <text:p text:style-name="P1">\midinsert</text:p>
      <text:p text:style-name="P5"><text:span text:style-name="T1">\clabel</text:span><text:span text:style-name="T2">[36_splitedge_valerr]{Split long edges, Mixed model, validation error over iterations}</text:span></text:p>
      <text:p text:style-name="P5"><text:span text:style-name="T1">\picw=13cm</text:span><text:span text:style-name="T2"> </text:span><text:span text:style-name="T1">\cinspic</text:span><text:span text:style-name="T2"> graphs/6.1.2._splitting_long_edges-minlen/fig2_average_valerr_mix.pdf</text:span></text:p>
      <text:p text:style-name="P5"><text:span text:style-name="T1">\caption/f</text:span><text:span text:style-name="T2"> Model: </text:span><text:span text:style-name="T1">\textit</text:span><text:span text:style-name="T2">{Mixed}. Long edge splitting experiment. For better clarity we present only the averages of validation errors over the 10 runs of k-fold cross-validation with k=10.</text:span></text:p>
      <text:p text:style-name="P10">\endinsert</text:p>
      <text:p text:style-name="P10"/>
      <text:p text:style-name="P1">\midinsert</text:p>
      <text:p text:style-name="P5"><text:span text:style-name="T1">\clabel</text:span><text:span text:style-name="T2">[36_splitedge_boxplot]{Split long edges, Mixed model, comparison of last epoch between datasets}</text:span></text:p>
      <text:p text:style-name="P5"><text:span text:style-name="T1">\picw=13cm</text:span><text:span text:style-name="T2"> </text:span><text:span text:style-name="T1">\cinspic</text:span><text:span text:style-name="T2"> graphs/6.1.2._splitting_long_edges-minlen/fig1_boxplot_last_mix.pdf</text:span></text:p>
      <text:p text:style-name="P5"><text:span text:style-name="T1">\caption/f</text:span><text:span text:style-name="T2"> Model: </text:span><text:span text:style-name="T1">\textit</text:span><text:span text:style-name="T2">{Mixed}. Comparison of the results of splitting long edges into smaller segments. The smaller the minimal edge length was, the more images were generated. Dataset "5556x_markable_640x640" under the label original was used for comparison. </text:span></text:p>
      <text:p text:style-name="P10">\endinsert</text:p>
      <text:p text:style-name="P10"/>
      <text:p text:style-name="P16"><text:span text:style-name="T2">Starting with Mixed model, we chose to present the detailed information about the progress of training in Figure </text:span><text:span text:style-name="T1">\ref</text:span><text:span text:style-name="T2">[36_splitedge_2x2], which shows all four dataset variants alongside with its validation and training error. In Figure </text:span><text:span text:style-name="T1">\ref</text:span><text:span text:style-name="T2">[36_splitedge_valerr] we see the average validation errors plotted together in order to better compare their performances. Lastly in </text:span><text:span text:style-name="T1">\ref</text:span><text:span text:style-name="T2">[36_splitedge_boxplot] we can see the comparison of all four datasets in their last epoch.</text:span></text:p>
      <text:p text:style-name="P16"><text:span text:style-name="T2"/></text:p>
      <text:p text:style-name="P16"><text:soft-page-break/><text:span text:style-name="T2">Note that we also tested the Image model in Appendix with Figures </text:span><text:span text:style-name="T1">\ref</text:span><text:span text:style-name="T2">[36_splitedge_valerr_img] and </text:span><text:span text:style-name="T1">\ref</text:span><text:span text:style-name="T2">[36_splitedge_boxplot_img].</text:span></text:p>
      <text:p text:style-name="P16"><text:span text:style-name="T2"/></text:p>
      <text:p text:style-name="P18"><text:span text:style-name="T2">When looking at Figure </text:span><text:span text:style-name="T1">\ref</text:span><text:span text:style-name="T2">[36_splitedge_boxplot_img] which portrays the comparison of Image model over the four datasets, we can notice slight improvement of “minlen30” dataset over the original untouched set. Except for one outlier, the lower and upper quartile of results over the ten tests evaluated in k-fold cross-validation are better. However note that for Image model the mean value remained the same across all datasets. This can be visible on Figure </text:span><text:span text:style-name="T1">\ref</text:span><text:span text:style-name="T2">[36_splitedge_valerr_img], where validation error averages converge to the same value in their last iteration. It is also worth noting, that in the initial 100 iterations the Expanded datasets performed better and only overfit towards the same mean average value with their 400th to 500th iteration.</text:span></text:p>
      <text:p text:style-name="P18"><text:span text:style-name="T2"/></text:p>
      <text:p text:style-name="P19"><text:span text:style-name="T2">Situation in Figure </text:span><text:span text:style-name="T1">\ref</text:span><text:span text:style-name="T2">[36_splitedge_valerr] is similar, however the original model seems to be performing better even in initial iterations. Look at Figure </text:span><text:span text:style-name="T1">\ref</text:span><text:span text:style-name="T2">[36_splitedge_boxplot] reveals that the state of the last iteration didn’t bring much improvement with the altered datasets of “minlen10”, “minlen20” and “minlen30”. The spread of results in the non-original datasets is wider, however both the median and mean of “minlen30” has improved over the original dataset. For several further experiments we chose dataset “5556x</text:span><text:span text:style-name="T1">\_minlen30\_640px”</text:span><text:span text:style-name="T2"> to accompany the original “5556x</text:span><text:span text:style-name="T1">\_markable\_640x640”.</text:span></text:p>
      <text:p text:style-name="P19"><text:span text:style-name="T1"/></text:p>
      <text:p text:style-name="P5"><text:span text:style-name="T1">\label</text:span><text:span text:style-name="T2">[ch6_dataset_augmentation]</text:span></text:p>
      <text:p text:style-name="P5"><text:span text:style-name="T1">\secc</text:span><text:span text:style-name="T2"> Dataset augmentation</text:span></text:p>
      <text:p text:style-name="P7">%------------------</text:p>
      <text:p text:style-name="P7"/>
      <text:p text:style-name="P1">\midinsert</text:p>
      <text:p text:style-name="P5"><text:span text:style-name="T1">\clabel</text:span><text:span text:style-name="T2">[ch6_augmentation_table]{Datasets used for augmentation}</text:span></text:p>
      <text:p text:style-name="P5"><text:span text:style-name="T1">\picw=10cm</text:span><text:span text:style-name="T2"> </text:span><text:span text:style-name="T1">\cinspic</text:span><text:span text:style-name="T2"> tables/6.8._datasets_for_dataaugmentation.pdf</text:span></text:p>
      <text:p text:style-name="P5"><text:span text:style-name="T1">\captiontablehack/f</text:span><text:span text:style-name="T2"> List of datasets used for the experiment of data augmentation with the number of valid images they contain. Note that the “Expanded” and “Aggresively expanded” dataset followed different generation scheme, even though their number of images is the same (3 times </text:span><text:span text:style-name="T3">th</text:span><text:span text:style-name="T4">ei</text:span><text:span text:style-name="T3">r</text:span><text:span text:style-name="T2"> original dataset).</text:span></text:p>
      <text:p text:style-name="P10">\endinsert</text:p>
      <text:p text:style-name="P10"/>
      <text:p text:style-name="P16"><text:soft-page-break/><text:span text:style-name="T2">As was explained in </text:span><text:span text:style-name="T1">\ref</text:span><text:span text:style-name="T2">[code7b_data_aug] we chose two schemes for data augmentation which gives us three datasets to work with as listed by Figure </text:span><text:span text:style-name="T1">\ref</text:span><text:span text:style-name="T2">[ch6_augmentation_table].</text:span></text:p>
      <text:p text:style-name="P16"><text:span text:style-name="T2"/></text:p>
      <text:p text:style-name="P1">\midinsert</text:p>
      <text:p text:style-name="P5"><text:span text:style-name="T1">\clabel</text:span><text:span text:style-name="T2">[37_augmentation]{Result of augmented datasets}</text:span></text:p>
      <text:p text:style-name="P5"><text:span text:style-name="T1">\line</text:span><text:span text:style-name="T2">{</text:span><text:span text:style-name="T1">\hsize=.5\hsize</text:span><text:span text:style-name="T2"> </text:span><text:span text:style-name="T1">\vtop</text:span><text:span text:style-name="T2">{</text:span><text:span text:style-name="T6">%</text:span></text:p>
      <text:p text:style-name="P5"><text:span text:style-name="T2"><text:s text:c="6"/></text:span><text:span text:style-name="T6">%\clabel[37_augmentation_boxplots_last]{Dataset augmentation last epoch}</text:span></text:p>
      <text:p text:style-name="P5"><text:span text:style-name="T2"><text:s text:c="6"/></text:span><text:span text:style-name="T1">\picw=4.2cm</text:span><text:span text:style-name="T2"> </text:span><text:span text:style-name="T1">\cinspic</text:span><text:span text:style-name="T2"> graphs/6.1.3._augmentation-original,expanded,agg_expanded/figLeft_markable.pdf</text:span></text:p>
      <text:p text:style-name="P5"><text:span text:style-name="T2"><text:s text:c="6"/></text:span><text:span text:style-name="T6">%\caption/f Last epoch validation error</text:span></text:p>
      <text:p text:style-name="P5"><text:span text:style-name="T2"><text:s text:c="3"/></text:span><text:span text:style-name="T1">\par</text:span><text:span text:style-name="T2">}</text:span><text:span text:style-name="T1">\vtop</text:span><text:span text:style-name="T2">{</text:span><text:span text:style-name="T6">%</text:span></text:p>
      <text:p text:style-name="P5"><text:span text:style-name="T2"><text:s text:c="6"/></text:span><text:span text:style-name="T6">%\clabel[37_augmentation_evol]{Dataset augmentation evolution over epochs}</text:span></text:p>
      <text:p text:style-name="P5"><text:span text:style-name="T2"><text:s text:c="6"/></text:span><text:span text:style-name="T1">\picw=9cm</text:span><text:span text:style-name="T2"> </text:span><text:span text:style-name="T1">\cinspic</text:span><text:span text:style-name="T2"> graphs/6.1.3._augmentation-original,expanded,agg_expanded/figRight_markable.pdf</text:span></text:p>
      <text:p text:style-name="P5"><text:span text:style-name="T2"><text:s text:c="6"/></text:span><text:span text:style-name="T6">%\caption/f Evolution over epochs</text:span></text:p>
      <text:p text:style-name="P5"><text:span text:style-name="T2"><text:s text:c="3"/></text:span><text:span text:style-name="T1">\par</text:span><text:span text:style-name="T2">}}</text:span></text:p>
      <text:p text:style-name="P3">%\centerline {aaa\hfil\hfil bbb}\nobreak\medskip</text:p>
      <text:p text:style-name="P5"><text:span text:style-name="T1">\caption/f</text:span><text:span text:style-name="T2"> Model: </text:span><text:span text:style-name="T1">\textit</text:span><text:span text:style-name="T2">{Mixed}, Dataset: </text:span><text:span text:style-name="T1">\textit</text:span><text:span text:style-name="T2">{5556x</text:span><text:span text:style-name="T1">\_markable\_640x640</text:span><text:span text:style-name="T2">}. Comparison of the two augmented datasets with the original referential one. Expanded dataset used the transformations of image flipping and shifting. Aggressively expanded dataset used additional transformations of shear, scale and rotation. </text:span></text:p>
      <text:p text:style-name="P10">\endinsert</text:p>
      <text:p text:style-name="P10"/>
      <text:p text:style-name="P16"><text:span text:style-name="T2">Figure </text:span><text:span text:style-name="T1">\ref</text:span><text:span text:style-name="T2">[37_augmentation] shows the evolution of validation error over the epochs, as well as the validation and training error distribution from k-fold cross-validation in its last epoch. On Figure </text:span><text:span text:style-name="T1">\ref</text:span><text:span text:style-name="T2">[37b_augmentation] we have the same experiment using "5556x_minlen30_640px" as the original dataset.</text:span></text:p>
      <text:p text:style-name="P16"><text:span text:style-name="T2"/></text:p>
      <text:p text:style-name="P1">\midinsert</text:p>
      <text:p text:style-name="P5"><text:span text:style-name="T1">\clabel</text:span><text:span text:style-name="T2">[37b_augmentation]{Result of augmented datasets with edge splitting}</text:span></text:p>
      <text:p text:style-name="P5"><text:span text:style-name="T1">\line</text:span><text:span text:style-name="T2">{</text:span><text:span text:style-name="T1">\hsize=.5\hsize</text:span><text:span text:style-name="T2"> </text:span><text:span text:style-name="T1">\vtop</text:span><text:span text:style-name="T2">{</text:span><text:span text:style-name="T6">%</text:span></text:p>
      <text:p text:style-name="P5"><text:span text:style-name="T2"><text:s text:c="6"/></text:span><text:span text:style-name="T6">%\clabel[37_augmentation_boxplots_last]{Dataset augmentation last epoch}</text:span></text:p>
      <text:p text:style-name="P5"><text:span text:style-name="T2"><text:s text:c="6"/></text:span><text:span text:style-name="T1">\picw=4.2cm</text:span><text:span text:style-name="T2"> </text:span><text:span text:style-name="T1">\cinspic</text:span><text:span text:style-name="T2"> graphs/6.1.3._augmentation-original,expanded,agg_expanded/figLeft_minlen30.pdf</text:span></text:p>
      <text:p text:style-name="P5"><text:span text:style-name="T2"><text:s text:c="6"/></text:span><text:span text:style-name="T6">%\caption/f Last epoch validation error</text:span></text:p>
      <text:p text:style-name="P5"><text:span text:style-name="T2"><text:s text:c="3"/></text:span><text:span text:style-name="T1">\par</text:span><text:span text:style-name="T2">}</text:span><text:span text:style-name="T1">\vtop</text:span><text:span text:style-name="T2">{</text:span><text:span text:style-name="T6">%</text:span></text:p>
      <text:p text:style-name="P5"><text:span text:style-name="T2"><text:s text:c="6"/></text:span><text:span text:style-name="T6">%\clabel[37_augmentation_evol]{Dataset augmentation evolution over epochs}</text:span></text:p>
      <text:p text:style-name="P5"><text:soft-page-break/><text:span text:style-name="T2"><text:s text:c="6"/></text:span><text:span text:style-name="T1">\picw=9cm</text:span><text:span text:style-name="T2"> </text:span><text:span text:style-name="T1">\cinspic</text:span><text:span text:style-name="T2"> graphs/6.1.3._augmentation-original,expanded,agg_expanded/figRight_minlen30.pdf</text:span></text:p>
      <text:p text:style-name="P5"><text:span text:style-name="T2"><text:s text:c="6"/></text:span><text:span text:style-name="T6">%\caption/f Evolution over epochs</text:span></text:p>
      <text:p text:style-name="P5"><text:span text:style-name="T2"><text:s text:c="3"/></text:span><text:span text:style-name="T1">\par</text:span><text:span text:style-name="T2">}}</text:span></text:p>
      <text:p text:style-name="P3">%\centerline {aaa\hfil\hfil bbb}\nobreak\medskip</text:p>
      <text:p text:style-name="P5"><text:span text:style-name="T1">\caption/f</text:span><text:span text:style-name="T2"> Model: </text:span><text:span text:style-name="T1">\textit</text:span><text:span text:style-name="T2">{Mixed}, Dataset: </text:span><text:span text:style-name="T1">\textit</text:span><text:span text:style-name="T2">{5556x</text:span><text:span text:style-name="T1">\_minlen30\_640px</text:span><text:span text:style-name="T2">}. Comparison of the two augmented datasets with the original referential one.</text:span></text:p>
      <text:p text:style-name="P10">\endinsert</text:p>
      <text:p text:style-name="P10"/>
      <text:p text:style-name="P20"><text:span text:style-name="T2">Let us first focus on the effect of data augmentation over the basic "5556x_" "markable_640x640" dataset. When comparing the three used datasets in left plot of Figure </text:span><text:span text:style-name="T1">\ref</text:span><text:span text:style-name="T2">[37_augmentation], we see better results in terms of both median and mean an the distribution of errors - both expanded datasets improve the original one. When consulting the overall view on the right side of Figure </text:span><text:span text:style-name="T1">\ref</text:span><text:span text:style-name="T2">[37_augmentation] we see, that the average validation error is improved significantly for the expanded datasets over the whole training period.</text:span></text:p>
      <text:p text:style-name="P20"><text:span text:style-name="T2"/></text:p>
      <text:p text:style-name="P20"><text:span text:style-name="T2">Situation with dataset "5556x_minlen30_640px" taken as the base for further augmentation hasn’t brought the same amount of performance boost, as can be see in Figure </text:span><text:span text:style-name="T1">\ref</text:span><text:span text:style-name="T2">[37b_augmentation]. In fact both the median and mean of validation error is worse in its last iteration in the cases of both expanded datasets. Looking at the values of training error, this might be due to the model overfitting more on the two expanded datasets. Overall view on the right side of Figure </text:span><text:span text:style-name="T1">\ref</text:span><text:span text:style-name="T2">[37b_augmentation] underscores that in this case the data augmentation didn’t help.</text:span></text:p>
      <text:p text:style-name="P20"><text:span text:style-name="T2"/></text:p>
      <text:p text:style-name="P13"><text:span text:style-name="T2">It is interesting to compare the result of data augmentation on the original dataset, versus on the dataset with more data samples in "5556x_minlen30_640px". When looking at Table </text:span>\ref<text:span text:style-name="T2">[ch6_augmentation_table], we can see the exact numbers of images. It seems that the dual data enhancement, first with long edge splitting followed by augmentation by random image transformations didn’t bring in the expected error reduction. The byproduct was in fact vastly increased time needed for training and evaluation of models with more than 4 times the images than the initial dataset "5556x_markable_640x640".</text:span></text:p>
      <text:p text:style-name="P13"><text:span text:style-name="T2"/></text:p>
      <text:p text:style-name="P10"/>
      <text:p text:style-name="P5"><text:span text:style-name="T1">\label</text:span><text:span text:style-name="T2">[ch6_model]</text:span></text:p>
      <text:p text:style-name="P5"><text:span text:style-name="T1">\sec</text:span><text:span text:style-name="T2"> Strategies employed in model architecture</text:span></text:p>
      <text:p text:style-name="P7"><text:soft-page-break/>%===================</text:p>
      <text:p text:style-name="P7"/>
      <text:p text:style-name="P16"><text:span text:style-name="T2">We already could see changing behavior of different model types interacting with differently generated datasets in </text:span><text:span text:style-name="T1">\ref</text:span><text:span text:style-name="T2">[ch6_dataset], but here we will focus directly on the changes of model architectures and their influence on performance.</text:span></text:p>
      <text:p text:style-name="P16"><text:span text:style-name="T2"/></text:p>
      <text:p text:style-name="P16"><text:span text:style-name="T2">Note that we will mostly use the datasets which showed promising results in </text:span><text:span text:style-name="T1">\ref</text:span><text:span text:style-name="T2">[ch6_dataset] ignoring those which lead to decrease of performance.</text:span></text:p>
      <text:p text:style-name="P16"><text:span text:style-name="T2"/></text:p>
      <text:p text:style-name="P16"><text:span text:style-name="T2">When using the Mixed and Image models, we are using an already existing base CNN model for feature transfer (see </text:span><text:span text:style-name="T1">\ref</text:span><text:span text:style-name="T2">[img_model] and Figure </text:span><text:span text:style-name="T1">\ref</text:span><text:span text:style-name="T2">[19_base_top]), so in the our first experiment in </text:span><text:span text:style-name="T1">\ref</text:span><text:span text:style-name="T2">[ch6_model_base] we will explore the possible types of used CNN base models.</text:span></text:p>
      <text:p text:style-name="P16"><text:span text:style-name="T2"/></text:p>
      <text:p text:style-name="P16"><text:span text:style-name="T2">In </text:span><text:span text:style-name="T1">\ref</text:span><text:span text:style-name="T2">[ch6_model_versus] we look into the comparison of performances of the three designed models – Image only, OSM only and Mixed model.</text:span></text:p>
      <text:p text:style-name="P16"><text:span text:style-name="T2"/></text:p>
      <text:p text:style-name="P16"><text:span text:style-name="T2">In </text:span><text:span text:style-name="T1">\ref</text:span><text:span text:style-name="T2">[ch6_model_osm_wd] we will look at a OSM model specific setting of depth and width of the CNN design.</text:span></text:p>
      <text:p text:style-name="P16"><text:span text:style-name="T2"/></text:p>
      <text:p text:style-name="P5"><text:span text:style-name="T1">\label</text:span><text:span text:style-name="T2">[ch6_model_base]</text:span></text:p>
      <text:p text:style-name="P5"><text:span text:style-name="T1">\secc</text:span><text:span text:style-name="T2"> Different CNN base model for feature transfer</text:span></text:p>
      <text:p text:style-name="P7">%------------------</text:p>
      <text:p text:style-name="P16"><text:span text:style-name="T2">As was mentioned in Code </text:span><text:span text:style-name="T1">\ref</text:span><text:span text:style-name="T2">[code13_applications], Keras allows to use multiple pretrained models alongside with weights initiated from the ImageNet dataset.</text:span></text:p>
      <text:p text:style-name="P16"><text:span text:style-name="T2"/></text:p>
      <text:p text:style-name="P1">\midinsert</text:p>
      <text:p text:style-name="P5"><text:span text:style-name="T1">\clabel</text:span><text:span text:style-name="T2">[37b_base_models]{Different base CNN}</text:span></text:p>
      <text:p text:style-name="P5"><text:span text:style-name="T1">\picw=13cm</text:span><text:span text:style-name="T2"> </text:span><text:span text:style-name="T1">\cinspic</text:span><text:span text:style-name="T2"> graphs/6.2.1._different_CNN/fig_average_valerr_.pdf</text:span></text:p>
      <text:p text:style-name="P5"><text:span text:style-name="T1">\caption/f</text:span><text:span text:style-name="T2"> Model: </text:span><text:span text:style-name="T1">\textit</text:span><text:span text:style-name="T2">{Mixed with variable base}, Dataset: </text:span><text:span text:style-name="T1">\textit</text:span><text:span text:style-name="T2">{5556x</text:span><text:span text:style-name="T1">\_markable\_640x640</text:span><text:span text:style-name="T2">}. Illustration of five models in one graph. For </text:span><text:soft-page-break/><text:span text:style-name="T2">better clarity we chose to show only the averages of validation and training errors. These Mixed models used different CNNs as their base.</text:span></text:p>
      <text:p text:style-name="P10">\endinsert</text:p>
      <text:p text:style-name="P10"/>
      <text:p text:style-name="P16"><text:span text:style-name="T2">Note that these models plotted in </text:span><text:span text:style-name="T1">\ref</text:span><text:span text:style-name="T2">[37b_base_models] have different number of parameters in their structure and therefore the whole evaluation of experiment can take different amount of time and exhibit different memory requirements.</text:span></text:p>
      <text:p text:style-name="P16"><text:span text:style-name="T2"/></text:p>
      <text:p text:style-name="P16"><text:span text:style-name="T2">We have also made the same comparison between different base CNN models on dataset with 299x299 pixels in Figure </text:span><text:span text:style-name="T1">\ref</text:span><text:span text:style-name="T2">[ap_base_models].</text:span></text:p>
      <text:p text:style-name="P16"><text:span text:style-name="T2"/></text:p>
      <text:p text:style-name="P5"><text:span text:style-name="T1">\midinsert</text:span><text:span text:style-name="T2">{ </text:span></text:p>
      <text:p text:style-name="P5"><text:span text:style-name="T1">\clabel</text:span><text:span text:style-name="T2">[ch6_cnns_table]{Comparison of alternate base CNNs}</text:span></text:p>
      <text:p text:style-name="P1">\hrule</text:p>
      <text:p text:style-name="P5"><text:span text:style-name="T1">\halign</text:span><text:span text:style-name="T2">{</text:span></text:p>
      <text:p text:style-name="P3">% design of columns</text:p>
      <text:p text:style-name="P5"><text:span text:style-name="T2">&amp; </text:span><text:span text:style-name="T1">\hskip2pt</text:span><text:span text:style-name="T2"> </text:span><text:span text:style-name="T1">\vtop</text:span><text:span text:style-name="T2">{</text:span><text:span text:style-name="T1">\hsize=.3\hsize\noindent\strut</text:span><text:span text:style-name="T2"> #</text:span><text:span text:style-name="T1">\strut</text:span><text:span text:style-name="T2"> </text:span><text:span text:style-name="T1">\hfil</text:span><text:span text:style-name="T2">}</text:span></text:p>
      <text:p text:style-name="P5"><text:span text:style-name="T2">&amp; </text:span><text:span text:style-name="T1">\vrule\hskip2pt</text:span><text:span text:style-name="T2"> </text:span><text:span text:style-name="T1">\vtop</text:span><text:span text:style-name="T2">{</text:span><text:span text:style-name="T1">\hsize=.3\hsize\noindent\strut</text:span><text:span text:style-name="T2"> #</text:span><text:span text:style-name="T1">\strut</text:span><text:span text:style-name="T2"> </text:span><text:span text:style-name="T1">\hfil</text:span><text:span text:style-name="T2">}</text:span></text:p>
      <text:p text:style-name="P5"><text:span text:style-name="T2">&amp; </text:span><text:span text:style-name="T1">\vrule\hskip2pt</text:span><text:span text:style-name="T2"> </text:span><text:span text:style-name="T1">\vtop</text:span><text:span text:style-name="T2">{</text:span><text:span text:style-name="T1">\hsize=.35\hsize\noindent\strut</text:span><text:span text:style-name="T2"> #</text:span><text:span text:style-name="T1">\strut</text:span><text:span text:style-name="T2"> </text:span><text:span text:style-name="T1">\hfil</text:span><text:span text:style-name="T2">} </text:span><text:span text:style-name="T1">\tabskip=1em</text:span><text:span text:style-name="T2"> </text:span><text:span text:style-name="T1">\crcr</text:span><text:span text:style-name="T2"> </text:span></text:p>
      <text:p text:style-name="P3">% data</text:p>
      <text:p text:style-name="P5"><text:span text:style-name="T2">Mixed model with ... &amp; </text:span><text:span text:style-name="T1">\#</text:span><text:span text:style-name="T2"> of trainable parameters of base CNN &amp; dimensionality of features </text:span><text:span text:style-name="T1">\cr</text:span></text:p>
      <text:p text:style-name="P5"><text:span text:style-name="T2"><text:s text:c="2"/></text:span><text:span text:style-name="T1">\noalign</text:span><text:span text:style-name="T2">{</text:span><text:span text:style-name="T1">\hrule</text:span><text:span text:style-name="T2">}</text:span></text:p>
      <text:p text:style-name="P5"><text:span text:style-name="T2">resnet50 &amp; 23,534,592 &amp; (</text:span><text:span text:style-name="T1">\textit</text:span><text:span text:style-name="T2">{n}, 2, 2, 2048) </text:span><text:span text:style-name="T1">\cr</text:span></text:p>
      <text:p text:style-name="P5"><text:span text:style-name="T2">vgg16 &amp; 21,768,352 &amp; (</text:span><text:span text:style-name="T1">\textit</text:span><text:span text:style-name="T2">{n}, 18, 18, 2048) </text:span><text:span text:style-name="T1">\cr</text:span></text:p>
      <text:p text:style-name="P5"><text:span text:style-name="T2">vgg19 &amp; 20,024,384 &amp; (</text:span><text:span text:style-name="T1">\textit</text:span><text:span text:style-name="T2">{n}, 20, 20, 512) </text:span><text:span text:style-name="T1">\cr</text:span></text:p>
      <text:p text:style-name="P5"><text:span text:style-name="T2">inception v3 &amp; 14,714,688 &amp; (</text:span><text:span text:style-name="T1">\textit</text:span><text:span text:style-name="T2">{n}, 20, 20, 512) </text:span><text:span text:style-name="T1">\cr</text:span></text:p>
      <text:p text:style-name="P5"><text:span text:style-name="T2">xception &amp; 20,806,952 &amp; (</text:span><text:span text:style-name="T1">\textit</text:span><text:span text:style-name="T2">{n}, 20, 20, 2048) </text:span><text:span text:style-name="T1">\cr</text:span><text:span text:style-name="T2">}</text:span></text:p>
      <text:p text:style-name="P1">\hrule</text:p>
      <text:p text:style-name="P4">}</text:p>
      <text:p text:style-name="P1">\vskip5pt</text:p>
      <text:p text:style-name="P1">\startcenter</text:p>
      <text:p text:style-name="P5"><text:span text:style-name="T1">\captiontablehack/f</text:span><text:span text:style-name="T2"> List of models available in Keras framework with the number of parameters the Mixed model using it as its base CNN model will have. Note that </text:span><text:span text:style-name="T1">\textit</text:span><text:span text:style-name="T2">{n} in the dimension of features signifies the number of images. Dataset used for this measurement contained images of 640x640 pixels.</text:span></text:p>
      <text:p text:style-name="P1">\stopcenter</text:p>
      <text:p text:style-name="P10">\endinsert</text:p>
      <text:p text:style-name="P10"><text:soft-page-break/></text:p>
      <text:p text:style-name="P21"><text:span text:style-name="T2">Plot of Figure </text:span><text:span text:style-name="T1">\ref</text:span><text:span text:style-name="T2">[37b_base_models] shows us the first 50 epochs into training of Mixed models built with different base CNNs from the list which Keras allows us to use. All the models except for "resnet50" have great difficulties to learn on the dataset. Table </text:span><text:span text:style-name="T1">\ref</text:span><text:span text:style-name="T2">[ch6_cnns_table] provides us with possible explanation. With chosen dataset of images sized 640x640 pixels, the dimensionality of features we save at the output of used base CNN varies dramatically between model "resnet50" with (2, 2, 2048) and other models with values up to (20, 20, 2048). Subsequently the training process of top model with an unchanged architecture is greatly hindered with too large features. We would need to alter the architecture of top models appropriately using pooling layers to subsample the dimension, or make use of dataset with smaller input images. </text:span></text:p>
      <text:p text:style-name="P21"><text:span text:style-name="T2"/></text:p>
      <text:p text:style-name="P14"><text:span text:style-name="T2">After all these models were initially used with images of pixels size in range of 224x224 to 299x299. However Figure </text:span>\ref<text:span text:style-name="T2">[ap_base_models] confirms that we can see similar behavior even on smaller dataset "5556x_mark_res_299x299" which contains the same amount of images, just resized to pixel size of 299x299.</text:span></text:p>
      <text:p text:style-name="P14"><text:span text:style-name="T2"/></text:p>
      <text:p text:style-name="P14"><text:span text:style-name="T2"/></text:p>
      <text:p text:style-name="P5"><text:span text:style-name="T1">\label</text:span><text:span text:style-name="T2">[ch6_model_versus] </text:span></text:p>
      <text:p text:style-name="P5"><text:span text:style-name="T1">\secc</text:span><text:span text:style-name="T2"> Model competition - Image vs. OSM vs. Mixed</text:span></text:p>
      <text:p text:style-name="P7">%------------------</text:p>
      <text:p text:style-name="P16"><text:span text:style-name="T2">We have proposed three major CNN architecture schemes to build models - OSM only described in </text:span><text:span text:style-name="T1">\ref</text:span><text:span text:style-name="T2">[osm_model] and built with Keras by Code </text:span><text:span text:style-name="T1">\ref</text:span><text:span text:style-name="T2">[code12_osm_model], Image only described in </text:span><text:span text:style-name="T1">\ref</text:span><text:span text:style-name="T2">[img_model] and in Code </text:span><text:span text:style-name="T1">\ref</text:span><text:span text:style-name="T2">[code14_feature_cooking_img_model] and finally the Mixed model described in </text:span><text:span text:style-name="T1">\ref</text:span><text:span text:style-name="T2">[mix_model] and built by Code </text:span><text:span text:style-name="T1">\ref</text:span><text:span text:style-name="T2">[code15_mix_model].</text:span></text:p>
      <text:p text:style-name="P16"><text:span text:style-name="T2"/></text:p>
      <text:p text:style-name="P8">We chose one dataset to compare these three models on. We use the default setting for building these models.</text:p>
      <text:p text:style-name="P8"/>
      <text:p text:style-name="P1">\midinsert</text:p>
      <text:p text:style-name="P5"><text:span text:style-name="T1">\clabel</text:span><text:span text:style-name="T2">[38_modelversus_evol]{Model competition, evolution over epochs}</text:span></text:p>
      <text:p text:style-name="P5"><text:span text:style-name="T1">\picw=13cm</text:span><text:span text:style-name="T2"> </text:span><text:span text:style-name="T1">\cinspic</text:span><text:span text:style-name="T2"> graphs/6.2.2._model_competition-img-vs-osm-vs-mix/fig1_evolution_markable.pdf</text:span></text:p>
      <text:p text:style-name="P5"><text:soft-page-break/><text:span text:style-name="T1">\caption/f</text:span><text:span text:style-name="T2"> Models: </text:span><text:span text:style-name="T1">\textit</text:span><text:span text:style-name="T2">{OSM}, </text:span><text:span text:style-name="T1">\textit</text:span><text:span text:style-name="T2">{Image}, </text:span><text:span text:style-name="T1">\textit</text:span><text:span text:style-name="T2">{Mixed}, Dataset: </text:span><text:span text:style-name="T1">\textit</text:span><text:span text:style-name="T2">{5556x</text:span><text:span text:style-name="T1">\_markable\_640x640</text:span><text:span text:style-name="T2">}. Model competition, evolution over epochs.</text:span></text:p>
      <text:p text:style-name="P10">\endinsert</text:p>
      <text:p text:style-name="P1">\midinsert</text:p>
      <text:p text:style-name="P5"><text:span text:style-name="T1">\line</text:span><text:span text:style-name="T2">{</text:span><text:span text:style-name="T1">\hsize=.5\hsize</text:span><text:span text:style-name="T2"> </text:span><text:span text:style-name="T1">\vtop</text:span><text:span text:style-name="T2">{</text:span><text:span text:style-name="T6">%</text:span></text:p>
      <text:p text:style-name="P5"><text:span text:style-name="T2"><text:s text:c="6"/></text:span><text:span text:style-name="T1">\clabel</text:span><text:span text:style-name="T2">[38_modelversus_last]{Model competition, last epoch}</text:span></text:p>
      <text:p text:style-name="P5"><text:span text:style-name="T2"><text:s text:c="6"/></text:span><text:span text:style-name="T1">\picw=5.5cm</text:span><text:span text:style-name="T2"> </text:span><text:span text:style-name="T1">\cinspic</text:span><text:span text:style-name="T2"> graphs/6.2.2._model_competition-img-vs-osm-vs-mix/fig2_last_epoch_markable.pdf</text:span></text:p>
      <text:p text:style-name="P5"><text:span text:style-name="T2"><text:s text:c="6"/></text:span><text:span text:style-name="T1">\caption/f</text:span><text:span text:style-name="T2"> Model competition, last epoch. Dataset: </text:span><text:span text:style-name="T1">\textit</text:span><text:span text:style-name="T2">{5556x</text:span><text:span text:style-name="T1">\_markable\_640x640</text:span><text:span text:style-name="T2">}.</text:span></text:p>
      <text:p text:style-name="P5"><text:span text:style-name="T2"><text:s text:c="3"/></text:span><text:span text:style-name="T1">\par</text:span><text:span text:style-name="T2">}</text:span><text:span text:style-name="T1">\vtop</text:span><text:span text:style-name="T2">{</text:span><text:span text:style-name="T6">%</text:span></text:p>
      <text:p text:style-name="P5"><text:span text:style-name="T2"><text:s text:c="6"/></text:span><text:span text:style-name="T1">\clabel</text:span><text:span text:style-name="T2">[38_modelversus_best]{Model competition, best epoch}</text:span></text:p>
      <text:p text:style-name="P5"><text:span text:style-name="T2"><text:s text:c="6"/></text:span><text:span text:style-name="T1">\picw=5.5cm</text:span><text:span text:style-name="T2"> </text:span><text:span text:style-name="T1">\cinspic</text:span><text:span text:style-name="T2"> graphs/6.2.2._model_competition-img-vs-osm-vs-mix/fig3_best_epoch_markable.pdf</text:span></text:p>
      <text:p text:style-name="P5"><text:span text:style-name="T2"><text:s text:c="6"/></text:span><text:span text:style-name="T1">\caption/f</text:span><text:span text:style-name="T2"> Model competition, best epoch. Dataset: </text:span><text:span text:style-name="T1">\textit</text:span><text:span text:style-name="T2">{5556x</text:span><text:span text:style-name="T1">\_markable\_640x640</text:span><text:span text:style-name="T2">}.</text:span></text:p>
      <text:p text:style-name="P5"><text:span text:style-name="T2"><text:s text:c="3"/></text:span><text:span text:style-name="T1">\par</text:span><text:span text:style-name="T2">}}</text:span></text:p>
      <text:p text:style-name="P3">%\centerline {aaa\hfil\hfil bbb}\nobreak\medskip</text:p>
      <text:p text:style-name="P10">\endinsert</text:p>
      <text:p text:style-name="P10"/>
      <text:p text:style-name="P16"><text:span text:style-name="T2">See Figure </text:span><text:span text:style-name="T1">\ref</text:span><text:span text:style-name="T2">[38_modelversus_evol] for high level view of evolution of each models performance over time of epochs. For detailed view of models state in the final epoch see </text:span><text:span text:style-name="T1">\ref</text:span><text:span text:style-name="T2">[38_modelversus_last]. To be fair for evaluating the models, we also look at Figure </text:span><text:span text:style-name="T1">\ref</text:span><text:span text:style-name="T2">[38_modelversus_best] comparing the best performance of each model when just looking at its validation error. Note that the exact epoch when the model performed the best can be different for these three models.</text:span></text:p>
      <text:p text:style-name="P16"><text:span text:style-name="T2"/></text:p>
      <text:p text:style-name="P16"><text:span text:style-name="T2">The results of "5556x_minlen30_640px" dataset are shown in Appendix </text:span><text:span text:style-name="T1">\ref</text:span><text:span text:style-name="T2">[ap_model_versus].</text:span></text:p>
      <text:p text:style-name="P16"><text:span text:style-name="T2"/></text:p>
      <text:p text:style-name="P22"><text:span text:style-name="T2">We will start by looking at the models performance on the basic "5556x_markable_" "640x640" dataset on Figure </text:span><text:span text:style-name="T1">\ref</text:span><text:span text:style-name="T2">[38_modelversus_evol]. We can see that on the basic dataset the OSM model outperforms all the other models by quite large margin. In detail we can explore the performance in Figure </text:span><text:span text:style-name="T1">\ref</text:span><text:span text:style-name="T2">[38_modelversus_last] in last iteration of the training process, or to be more fair in Figure </text:span><text:span text:style-name="T1">\ref</text:span><text:span text:style-name="T2">[38_modelversus_best] which looks at the best result over the whole training. The OSM model has better median and mean of validation error as well as lower and upper quartile spread than the other two models.</text:span></text:p>
      <text:p text:style-name="P22"><text:soft-page-break/><text:span text:style-name="T2"/></text:p>
      <text:p text:style-name="P22"><text:span text:style-name="T2">When we compare the results of the basic unexpanded dataset "5556x_markable_" "640x640" with other expanded datasets, the performance of OSM model actually suffers in the expanded datasets. This is due to the model using only the neighborhood vector information without taking images into account. By the manner of data generation, when splitting long edges, we are also creating new distinct locations, which will be marked with their own distinct OSM vector. But when we simply apply image transformations mentioned in Code </text:span><text:span text:style-name="T1">\ref</text:span><text:span text:style-name="T2">[code7b_data_aug] we are not adding any new unique locations. Therefore the OSM model cannot gain any new information by the data augmentation.</text:span></text:p>
      <text:p text:style-name="P22"><text:span text:style-name="T2"/></text:p>
      <text:p text:style-name="P22"><text:span text:style-name="T2">When looking at the model comparison over dataset "5556x_minlen30_640px", the performance of Mixed model is much closed to the OSM model. Looking directly at Figure </text:span><text:span text:style-name="T1">\ref</text:span><text:span text:style-name="T2">[ap1_modelversus_best], which shows the best achieved average validation error over the whole training process, we see that the Mixed model has in fact very slightly lower validation error in terms of both lower and upper percentile than the OSM model. We can see similar result of </text:span><text:span text:style-name="T1">\ref</text:span><text:span text:style-name="T2">[ap1_modelversus_evol], where the Mixed and OSM models have comparable performance over the evolution of epochs, whereas the Image model is lacking.</text:span></text:p>
      <text:p text:style-name="P22"><text:span text:style-name="T2"/></text:p>
      <text:p text:style-name="P9">We can conclude that the neighborhood information brings in useful performance boost, when comparing both the Mixed and OSM models with the Image model. We also encountered the OSM model outperforming the other two more complicated models, only being caught up to by the Mixed model in cases where we used smart dataset enhancing techniques. It should be noted that the OSM model is more compact in terms of number of parameters of the NN as well as being more time efficient for evaluation.</text:p>
      <text:p text:style-name="P9"/>
      <text:p text:style-name="P22"><text:span text:style-name="T2">We have taken more care to tweak the performance of this OSM model design in </text:span><text:span text:style-name="T1">\ref</text:span><text:span text:style-name="T2">[ch</text:span><text:span text:style-name="T5">6</text:span><text:span text:style-name="T2">_model_osm_wd].</text:span></text:p>
      <text:p text:style-name="P16"><text:span text:style-name="T2"/></text:p>
      <text:p text:style-name="P5"><text:span text:style-name="T1">\label</text:span><text:span text:style-name="T2">[ch6_model_osm_wd]</text:span></text:p>
      <text:p text:style-name="P5"><text:span text:style-name="T1">\secc</text:span><text:span text:style-name="T2"> OSM specific - width and depth</text:span></text:p>
      <text:p text:style-name="P7">%------------------</text:p>
      <text:p text:style-name="P7"/>
      <text:p text:style-name="P16"><text:soft-page-break/><text:span text:style-name="T2">This experiment focuses on the performance of OSM model (see </text:span><text:span text:style-name="T1">\ref</text:span><text:span text:style-name="T2">[osm_model]) in different settings of its width and depth. See Figure </text:span><text:span text:style-name="T1">\ref</text:span><text:span text:style-name="T2">[18_osm_model], where we can see what these two parameters influence. Note that by increasing width, we are setting the same width for all layers and that there are possible unexplored architectures of models with variable width in different depths (imagine for example a model with first layer wide 128 neurons and second and third layer 32 neurons wide).</text:span></text:p>
      <text:p text:style-name="P16"><text:span text:style-name="T2"/></text:p>
      <text:p text:style-name="P16"><text:span text:style-name="T2">We are trying values of (1, 2, 3, 4) for depth and (32, 64, 128, 256) for width. Each model was ran for 10 times with k=10 folds of cross-validation. Out of these runs we preserved the score best achieved validation over the evolution of epochs (to get the score before the model started overfitting). We have a grid of 4x4 possible combinations plotted in Figure </text:span><text:span text:style-name="T1">\ref</text:span><text:span text:style-name="T2">[39_osm_wd_4x4] each with statistics evaluation of the best achieved validation errors.</text:span></text:p>
      <text:p text:style-name="P16"><text:span text:style-name="T2"/></text:p>
      <text:p text:style-name="P1">\midinsert</text:p>
      <text:p text:style-name="P5"><text:span text:style-name="T1">\clabel</text:span><text:span text:style-name="T2">[39_osm_wd_4x4]{OSM model with variable depth and width}</text:span></text:p>
      <text:p text:style-name="P5"><text:span text:style-name="T1">\picw=10cm</text:span><text:span text:style-name="T2"> </text:span><text:span text:style-name="T1">\cinspic</text:span><text:span text:style-name="T2"> graphs/6.2.3._OSM_model_GRID_4x4/fig1_4x4madness.pdf</text:span></text:p>
      <text:p text:style-name="P5"><text:span text:style-name="T1">\caption/f</text:span><text:span text:style-name="T2"> Model: </text:span><text:span text:style-name="T1">\textit</text:span><text:span text:style-name="T2">{OSM}, Dataset: </text:span><text:span text:style-name="T1">\textit</text:span><text:span text:style-name="T2">{5556x</text:span><text:span text:style-name="T1">\_markable\_640x640</text:span><text:span text:style-name="T2">}. OSM model alterations in depth and width.</text:span></text:p>
      <text:p text:style-name="P10">\endinsert</text:p>
      <text:p text:style-name="P10"/>
      <text:p text:style-name="P16"><text:span text:style-name="T2">We chose to display a cut of this table with fixed value of depth to 2 and variable width in Figure </text:span><text:span text:style-name="T1">\ref</text:span><text:span text:style-name="T2">[40_osm_wd_d2cut] which follows also their performance over epochs.</text:span></text:p>
      <text:p text:style-name="P16"><text:span text:style-name="T2"/></text:p>
      <text:p text:style-name="P1">\midinsert</text:p>
      <text:p text:style-name="P5"><text:span text:style-name="T1">\clabel</text:span><text:span text:style-name="T2">[40_osm_wd_d2cut]{OSM model with fixed depth and variable width}</text:span></text:p>
      <text:p text:style-name="P5"><text:span text:style-name="T1">\picw=12cm</text:span><text:span text:style-name="T2"> </text:span><text:span text:style-name="T1">\cinspic</text:span><text:span text:style-name="T2"> graphs/6.2.3._OSM_model_GRID_4x4/fig2_cutOfD2fixed.pdf</text:span></text:p>
      <text:p text:style-name="P5"><text:span text:style-name="T1">\caption/f</text:span><text:span text:style-name="T2"> Model: </text:span><text:span text:style-name="T1">\textit</text:span><text:span text:style-name="T2">{OSM}, Dataset: </text:span><text:span text:style-name="T1">\textit</text:span><text:span text:style-name="T2">{5556x</text:span><text:span text:style-name="T1">\_markable\_640x640</text:span><text:span text:style-name="T2">}. OSM model with depth fixed at value 2 and variable width.</text:span></text:p>
      <text:p text:style-name="P10">\endinsert</text:p>
      <text:p text:style-name="P10"/>
      <text:p text:style-name="P16"><text:span text:style-name="T2">For more combinations see section </text:span><text:span text:style-name="T1">\ref</text:span><text:span text:style-name="T2">[ap_model_osm_wd] in Appendix, where are other cuts (with one attribute fixed while the other one variable) available.</text:span></text:p>
      <text:p text:style-name="P7"><text:soft-page-break/></text:p>
      <text:p text:style-name="P23"><text:span text:style-name="T2">In Figure </text:span><text:span text:style-name="T1">\ref</text:span><text:span text:style-name="T2">[39_osm_wd_4x4] we generated a grid comparing the performances of models with variable depth on the </text:span><text:span text:style-name="T1">\textit</text:span><text:span text:style-name="T2">{x} axis and variable width on the </text:span><text:span text:style-name="T1">\textit</text:span><text:span text:style-name="T2">{y} axis. Width influences the number of neurons each layer has and the depth influences the number of layers. Variation between the results of models with different setting is not very pronounced - even the most basic model with </text:span><text:span text:style-name="T1">\textit</text:span><text:span text:style-name="T2">{depth = 1} and </text:span><text:span text:style-name="T1">\textit</text:span><text:span text:style-name="T2">{width = 32} is viable. In general we can see the models with </text:span><text:span text:style-name="T1">\textit</text:span><text:span text:style-name="T2">{depth} set at lower extreme value </text:span><text:span text:style-name="T1">\textit</text:span><text:span text:style-name="T2">{1} to be somewhat lacking behind more balanced models. Similarly on the other end of graph models with </text:span><text:span text:style-name="T1">\textit</text:span><text:span text:style-name="T2">{depth} set to </text:span><text:span text:style-name="T1">\textit</text:span><text:span text:style-name="T2">{4} seem to have slightly worse results than the simpler models.</text:span></text:p>
      <text:p text:style-name="P23"><text:span text:style-name="T2"/></text:p>
      <text:p text:style-name="P23"><text:span text:style-name="T2">Figure </text:span><text:span text:style-name="T1">\ref</text:span><text:span text:style-name="T2">[40_osm_wd_d2cut] allows us to compare amongst each other the models with fixed depth and variable width. Simple models in terms of width can achieve better results throughout the whole training process. Furthermore the smaller the model is in terms of its trainable parameter size, the faster it is taught.</text:span></text:p>
      <text:p text:style-name="P23"><text:span text:style-name="T2"/></text:p>
      <text:p text:style-name="P23"><text:span text:style-name="T2">Note that the best performing model can be considered in various terms. When we look at the average best achieved validation error of the 16 models like in </text:span><text:span text:style-name="T1">\ref</text:span><text:span text:style-name="T2">[39_osm_wd_4x4], where average of best results of 10 runs was taken, then model which was built with </text:span><text:span text:style-name="T1">\textit</text:span><text:span text:style-name="T2">{depth = 2} and </text:span><text:span text:style-name="T1">\textit</text:span><text:span text:style-name="T2">{width = 128} ranks first with mean: <text:s/>0.0759 +/- 0.0117. See Table </text:span><text:span text:style-name="T1">\ref</text:span><text:span text:style-name="T2">[41a_table_avg_best]. If we instead consider the minimal value of average validation error like in </text:span><text:span text:style-name="T1">\ref</text:span><text:span text:style-name="T2">[40_osm_wd_d2cut], then the model with </text:span><text:span text:style-name="T1">\textit</text:span><text:span text:style-name="T2">{depth = 2} and </text:span><text:span text:style-name="T1">\textit</text:span><text:span text:style-name="T2">{width = 64} ranks first with value: 0.0809. See Table </text:span><text:span text:style-name="T1">\ref</text:span><text:span text:style-name="T2">[41b_table_min_avg].</text:span></text:p>
      <text:p text:style-name="P23"><text:span text:style-name="T2"/></text:p>
      <text:p text:style-name="P2">\midinsert</text:p>
      <text:p text:style-name="P6"><text:span text:style-name="T1">\line</text:span><text:span text:style-name="T2">{</text:span><text:span text:style-name="T1">\hsize=.5\hsize</text:span><text:span text:style-name="T2"> </text:span><text:span text:style-name="T1">\vtop</text:span><text:span text:style-name="T2">{</text:span><text:span text:style-name="T6">%</text:span></text:p>
      <text:p text:style-name="P6"><text:span text:style-name="T2"><text:s text:c="6"/></text:span><text:span text:style-name="T1">\clabel</text:span><text:span text:style-name="T2">[41a_table_avg_best]{Model comparison by best error}</text:span></text:p>
      <text:p text:style-name="P6"><text:span text:style-name="T2"><text:s text:c="6"/></text:span><text:span text:style-name="T1">\cinspic</text:span><text:span text:style-name="T2"> tables/6_avg_best_table.pdf</text:span></text:p>
      <text:p text:style-name="P6"><text:span text:style-name="T2"><text:s text:c="6"/></text:span><text:span text:style-name="T1">\captiontablehack/f</text:span><text:span text:style-name="T2"> Model comparison by average best validation error (average over minimal validation error of each fold). Model: </text:span><text:span text:style-name="T1">\textit</text:span><text:span text:style-name="T2">{OSM}, Dataset: </text:span><text:span text:style-name="T1">\textit</text:span><text:span text:style-name="T2">{5556x</text:span><text:span text:style-name="T1">\_markable\_640x640</text:span><text:span text:style-name="T2">}.</text:span></text:p>
      <text:p text:style-name="P6"><text:span text:style-name="T2"><text:s text:c="3"/></text:span><text:span text:style-name="T1">\par</text:span><text:span text:style-name="T2">}</text:span><text:span text:style-name="T1">\vtop</text:span><text:span text:style-name="T2">{</text:span><text:span text:style-name="T6">%</text:span></text:p>
      <text:p text:style-name="P6"><text:span text:style-name="T2"><text:s text:c="6"/></text:span><text:span text:style-name="T1">\clabel</text:span><text:span text:style-name="T2">[41b_table_min_avg]{Model comparison by average error}</text:span></text:p>
      <text:p text:style-name="P6"><text:span text:style-name="T2"><text:s text:c="6"/></text:span><text:span text:style-name="T1">\cinspic</text:span><text:span text:style-name="T2"> tables/6_min_avg_table.pdf</text:span></text:p>
      <text:p text:style-name="P6"><text:span text:style-name="T2"><text:s text:c="6"/></text:span><text:span text:style-name="T1">\captiontablehack/f</text:span><text:span text:style-name="T2"> Model comparison by minimal average validation error (minimal of average validation errors over all folds). Model: </text:span><text:span text:style-name="T1">\textit</text:span><text:span text:style-name="T2">{OSM}, Dataset: </text:span><text:span text:style-name="T1">\textit</text:span><text:span text:style-name="T2">{5556x</text:span><text:span text:style-name="T1">\_markable\_640x640</text:span><text:span text:style-name="T2">}.</text:span></text:p>
      <text:p text:style-name="P6"><text:span text:style-name="T2"><text:s text:c="3"/></text:span><text:span text:style-name="T1">\par</text:span><text:span text:style-name="T2">}}</text:span></text:p>
      <text:p text:style-name="P15"><text:soft-page-break/>\endinsert</text:p>
      <text:p text:style-name="P7"/>
      <text:p text:style-name="P5"><text:span text:style-name="T1">\label</text:span><text:span text:style-name="T2">[ch7]</text:span></text:p>
      <text:p text:style-name="P5"><text:span text:style-name="T1">\chap</text:span><text:span text:style-name="T2"> Discussion</text:span></text:p>
      <text:p text:style-name="P7">%==============================================================</text:p>
      <text:p text:style-name="P5"><text:span text:style-name="T1">\sec</text:span><text:span text:style-name="T2"> Limits of indiscriminate dataset expansion</text:span></text:p>
      <text:p text:style-name="P7">%===================</text:p>
      <text:p text:style-name="P16"><text:span text:style-name="T2">There are two main fields of strategies we can analyze when approaching our task – dataset augmentation in </text:span><text:span text:style-name="T1">\ref</text:span><text:span text:style-name="T2">[ch7_dataset] and model design in </text:span><text:span text:style-name="T1">\ref</text:span><text:span text:style-name="T2">[ch7_model]. As was discussed in section </text:span><text:span text:style-name="T1">\ref</text:span><text:span text:style-name="T2">[ch3_available_data], there are some ways to alter the scheme of generating data from edges. We understand data as lists of items each with a triple (image, OSM vector, score). When expanding the initial dataset with imagery information, we chose a scheme of generating six non-overlapping images per segment. We rotate by 120</text:span><text:span text:style-name="T1">\degrees</text:span><text:span text:style-name="T2"> degrees two sides of each segment. Furthermore as described in </text:span><text:span text:style-name="T1">\ref</text:span><text:span text:style-name="T2">[7_edge_breakdown] we chose to split long edges into smaller segments and then generate images from them.</text:span></text:p>
      <text:p text:style-name="P16"><text:span text:style-name="T2">It could be argued that it is in our interest to generate as many images as possible, which would encourage breaking long edges into many very short segments and perhaps also adapting the amount of degrees we rotate around on the same spot. In theory the continuous quality of real world could make us want to sample it in the most detailed way, generating an infinity of distinct images. However the practical reality we are faced with is very much different. In fact we are working with a discrete representation of real world into a limited set of images. If we ask Google Street View for samples too close to each other, we will in fact obtain the same images from its API. Similarly choosing to rotate for less than 120</text:span><text:span text:style-name="T1">\degrees</text:span><text:span text:style-name="T2"> degrees would produce images with vastly overlapping content.</text:span></text:p>
      <text:p text:style-name="P8">Note that increasing number of images inevitably also introduces an increase in time and resource consumption. We should consider the advantages of being economical with resources as well as watching the validation error.</text:p>
      <text:p text:style-name="P5"><text:span text:style-name="T1">\label</text:span><text:span text:style-name="T2">[ch7_dataset]</text:span></text:p>
      <text:p text:style-name="P5"><text:span text:style-name="T1">\sec</text:span><text:span text:style-name="T2"> Dataset altering experiments analysis</text:span></text:p>
      <text:p text:style-name="P7">%===================</text:p>
      <text:p text:style-name="P16"><text:span text:style-name="T2">In </text:span><text:span text:style-name="T1">\ref</text:span><text:span text:style-name="T2">[ch6_dataset] we looked into the ways we can employ to alter the dataset we are using and we have plotted both the progress overview of error evolving over epochs as well as detailed views into the situation in the last iteration.</text:span></text:p>
      <text:p text:style-name="P5"><text:span text:style-name="T1">\label</text:span><text:span text:style-name="T2">[ch7_dataset_pixelsize]</text:span></text:p>
      <text:p text:style-name="P5"><text:soft-page-break/><text:span text:style-name="T1">\secc</text:span><text:span text:style-name="T2"> Pixel size influence</text:span></text:p>
      <text:p text:style-name="P7">%------------------</text:p>
      <text:p text:style-name="P16"><text:span text:style-name="T2">We have tested the effect of using datasets with different dimensionality of input images - datasets 299x299 and 640x640. As was already mentioned on Figure </text:span><text:span text:style-name="T1">\ref</text:span><text:span text:style-name="T2">[20_diff_in_diff_out] the input image dimension will influence the dimension of intermediate features produced by the base CNN model. Consequent structure of our models has to deal with this variability in size.</text:span></text:p>
      <text:p text:style-name="P16"><text:span text:style-name="T2">As we can see in the case when we used Image only model on Figure </text:span><text:span text:style-name="T1">\ref</text:span><text:span text:style-name="T2">[35_pixel_size_image], the use of bigger images is advantageous - in the last epoch the statistics of validation error speak in favor of dataset 640x640.</text:span></text:p>
      <text:p text:style-name="P16"><text:span text:style-name="T2">Somewhat surprising is the result over the Mixed model, where as can be seen on Figure </text:span><text:span text:style-name="T1">\ref</text:span><text:span text:style-name="T2">[35_pixel_size_mixed] the validation error of 640x640 dataset is actually worse than that of 299x299 in terms of median, mean and also the spread of lower and upper percentiles. Here we should consider the situation, where the 299x299 dataset produces features of size (1, 1, 2048), whereas the 640x640 dataset produces size (2, 2, 2048). Regardless of chosen dataset, the performance of Mixed model is better than that of Image only model. However the 299x299 dataset seems to gain more from this transition than the 640x640 one. We end up with the Mixed model on 299x299 dataset beating other combinations on its last iteration. Figure </text:span><text:span text:style-name="T1">\ref</text:span><text:span text:style-name="T2">[35b_pixel_size_four] confirms this finding also for the best achieved validation error along all epochs for all these model and dataset combinations.</text:span></text:p>
      <text:p text:style-name="P5"><text:span text:style-name="T1">\label</text:span><text:span text:style-name="T2">[ch7_dataset_longedgesplit]</text:span></text:p>
      <text:p text:style-name="P5"><text:span text:style-name="T1">\secc</text:span><text:span text:style-name="T2"> Influence of splitting long edges</text:span></text:p>
      <text:p text:style-name="P7">%------------------</text:p>
      <text:p text:style-name="P16"><text:span text:style-name="T2">In section </text:span><text:span text:style-name="T1">\ref</text:span><text:span text:style-name="T2">[ch6_dataset_longedgesplit] we looked into comparison of three datasets where we used segment splitting with variable minimal segment length with the original dataset. We tested the Image and Mixel models.</text:span></text:p>
      <text:p text:style-name="P16"><text:span text:style-name="T2">When looking at Figure </text:span><text:span text:style-name="T1">\ref</text:span><text:span text:style-name="T2">[36_splitedge_boxplot_img] which portrays the comparison of Image model over the four datasets, we can notice slight improvement of “minlen30” dataset over the original untouched set. Except for one outlier, the lower and upper quartile of results over the ten tests evaluated in k-fold cross-validation are better. However note that for Image model the mean value remained the same across all datasets. This can be visible on Figure </text:span><text:span text:style-name="T1">\ref</text:span><text:span text:style-name="T2">[36_splitedge_valerr_img], where validation error averages converge to the same value in their last iteration. It is also worth noting, that in the initial 100 iterations the Expanded datasets performed better and only overfit towards the same mean average value with their 400th to 500th iteration.</text:span></text:p>
      <text:p text:style-name="P16"><text:span text:style-name="T2">Situation in Figure </text:span><text:span text:style-name="T1">\ref</text:span><text:span text:style-name="T2">[36_splitedge_valerr] is similar, however the original model seems to be performing better even in initial iterations. Look at Figure </text:span><text:soft-page-break/><text:span text:style-name="T1">\ref</text:span><text:span text:style-name="T2">[36_splitedge_boxplot] reveals that the state of the last iteration didn’t bring much improvement with the altered datasets of “minlen10”, “minlen20” and “minlen30”. The spread of results in the non-original datasets is wider, however both the median and mean of “minlen30” has improved over the original dataset. For several further experiments we chose dataset “5556x</text:span><text:span text:style-name="T1">\_minlen30\_640px”</text:span><text:span text:style-name="T2"> to accompany the original “5556x</text:span><text:span text:style-name="T1">\_markable\_640x640”.</text:span></text:p>
      <text:p text:style-name="P5"><text:span text:style-name="T1">\label</text:span><text:span text:style-name="T2">[ch7_dataset_augmentation]</text:span></text:p>
      <text:p text:style-name="P5"><text:span text:style-name="T1">\secc</text:span><text:span text:style-name="T2"> Influence of dataset augmentation</text:span></text:p>
      <text:p text:style-name="P7">%------------------</text:p>
      <text:p text:style-name="P16"><text:span text:style-name="T2">In this experiment we looked at dataset augmentation by series of random transformations applied to images to generate larger sets of images. We have tested two datasets as the initial source for this generation - the basic "5556x_markable_640x640" and the already expanded dataset "5556x_minlen30_640px", which showed some promise in </text:span><text:span text:style-name="T1">\ref</text:span><text:span text:style-name="T2">[ch7_dataset_longedgesplit].</text:span></text:p>
      <text:p text:style-name="P16"><text:span text:style-name="T2">We further tested two augmentation schemes, so called “expanded” and “aggressively expanded” generated by the syntax shown in Code </text:span><text:span text:style-name="T1">\ref</text:span><text:span text:style-name="T2">[code7b_data_aug]. The second scheme consists of more transformations and larger intensities of the transformation effects.</text:span></text:p>
      <text:p text:style-name="P8">Mixed model was used for all of these datasets.</text:p>
      <text:p text:style-name="P16"><text:span text:style-name="T2">Let us first focus on the effect of data augmentation over the basic "5556x_" "markable_640x640" dataset. When comparing the three used datasets in left plot of Figure </text:span><text:span text:style-name="T1">\ref</text:span><text:span text:style-name="T2">[37_augmentation], we see better results in terms of both median and mean an the distribution of errors - both expanded datasets improve the original one. When consulting the overall view on the right side of Figure </text:span><text:span text:style-name="T1">\ref</text:span><text:span text:style-name="T2">[37_augmentation] we see, that the average validation error is improved significantly for the expanded datasets over the whole training period.</text:span></text:p>
      <text:p text:style-name="P16"><text:span text:style-name="T2">Situation with dataset "5556x_minlen30_640px" taken as the base for further augmentation hasn’t brought the same amount of performance boost, as can be see in Figure </text:span><text:span text:style-name="T1">\ref</text:span><text:span text:style-name="T2">[37b_augmentation]. In fact both the median and mean of validation error is worse in its last iteration in the cases of both expanded datasets. Looking at the values of training error, this might be due to the model overfitting more on the two expanded datasets. Overall view on the right side of Figure </text:span><text:span text:style-name="T1">\ref</text:span><text:span text:style-name="T2">[37b_augmentation] underscores that in this case the data augmentation didn’t help.</text:span></text:p>
      <text:p text:style-name="P16"><text:span text:style-name="T2">It is interesting to compare the result of data augmentation on the original dataset, versus on the dataset with more data samples in "5556x_minlen30_640px". When looking at Table </text:span><text:span text:style-name="T1">\ref</text:span><text:span text:style-name="T2">[ch6_augmentation_table], we can see the exact numbers of images. It seems that the dual data enhancement, first with long edge splitting followed by augmentation by random image transformations didn’t bring in the </text:span><text:soft-page-break/><text:span text:style-name="T2">expected error reduction. The byproduct was in fact vastly increased time needed for training and evaluation of models with more than 4 times the images than the initial dataset "5556x_markable_640x640".</text:span></text:p>
      <text:p text:style-name="P5"><text:span text:style-name="T1">\label</text:span><text:span text:style-name="T2">[ch7_model]</text:span></text:p>
      <text:p text:style-name="P5"><text:span text:style-name="T1">\sec</text:span><text:span text:style-name="T2"> Model altering experiments analysis</text:span></text:p>
      <text:p text:style-name="P7">%===================</text:p>
      <text:p text:style-name="P16"><text:span text:style-name="T2">Whereas in </text:span><text:span text:style-name="T1">\ref</text:span><text:span text:style-name="T2">[ch7_dataset] we looked mainly at the difference between various datasets with mostly unchanged model choice, in this section we will go over the results of </text:span><text:span text:style-name="T1">\ref</text:span><text:span text:style-name="T2">[ch6_model] which explored variation of the basic models architecture.</text:span></text:p>
      <text:p text:style-name="P5"><text:span text:style-name="T1">\secc</text:span><text:span text:style-name="T2"> Alternative base CNN model</text:span></text:p>
      <text:p text:style-name="P7">%------------------</text:p>
      <text:p text:style-name="P16"><text:span text:style-name="T2">Plot of Figure </text:span><text:span text:style-name="T1">\ref</text:span><text:span text:style-name="T2">[37b_base_models] shows us the first 50 epochs into training of Mixed models built with different base CNNs from the list which Keras allows us to use. All the models except for "resnet50" have great difficulties to learn on the dataset. Table </text:span><text:span text:style-name="T1">\ref</text:span><text:span text:style-name="T2">[ch6_cnns_table] provides us with possible explanation. With chosen dataset of images sized 640x640 pixels, the dimensionality of features we save at the output of used base CNN varies dramatically between model "resnet50" with (2, 2, 2048) and other models with values up to (20, 20, 2048). Subsequently the training process of top model with an unchanged architecture is greatly hindered with too large features. We would need to alter the architecture of top models appropriately using pooling layers to subsample the dimension, or make use of dataset with smaller input images. </text:span></text:p>
      <text:p text:style-name="P16"><text:span text:style-name="T2">After all these models were initially used with images of pixels size in range of 224x224 to 299x299. However Figure </text:span><text:span text:style-name="T1">\ref</text:span><text:span text:style-name="T2">[ap_base_models] confirms that we can see similar behavior even on smaller dataset "5556x_mark_res_299x299" which contains the same amount of images, just resized to pixel size of 299x299.</text:span></text:p>
      <text:p text:style-name="P5"><text:span text:style-name="T1">\label</text:span><text:span text:style-name="T2">[ch7_model_versus]</text:span></text:p>
      <text:p text:style-name="P5"><text:span text:style-name="T1">\secc</text:span><text:span text:style-name="T2"> Competition between model designs</text:span></text:p>
      <text:p text:style-name="P7">%------------------</text:p>
      <text:p text:style-name="P16"><text:span text:style-name="T2">We have tested the three basic model designs suggested in chapter </text:span><text:span text:style-name="T1">\ref</text:span><text:span text:style-name="T2">[ch4]. OSM model using only the vector neighborhood data of </text:span><text:span text:style-name="T1">\ref</text:span><text:span text:style-name="T2">[osm_model], Image model using gathered Google Street View images of </text:span><text:span text:style-name="T1">\ref</text:span><text:span text:style-name="T2">[img_model] and finally the Mixed model of </text:span><text:span text:style-name="T1">\ref</text:span><text:span text:style-name="T2">[mix_model] combining both data sources.</text:span></text:p>
      <text:p text:style-name="P8">For this experiment we have used two datasets to test the models performance upon. The basic dataset is again "5556x_markable_640x640" followed by "5556x_minlen30_640px".</text:p>
      <text:p text:style-name="P16"><text:soft-page-break/><text:span text:style-name="T2">We will start by looking at the models performance on the basic "5556x_markable_" "640x640" dataset on Figure </text:span><text:span text:style-name="T1">\ref</text:span><text:span text:style-name="T2">[38_modelversus_evol]. We can see that on the basic dataset the OSM model outperforms all the other models by quite large margin. In detail we can explore the performance in Figure </text:span><text:span text:style-name="T1">\ref</text:span><text:span text:style-name="T2">[38_modelversus_last] in last iteration of the training process, or to be more fair in Figure </text:span><text:span text:style-name="T1">\ref</text:span><text:span text:style-name="T2">[38_modelversus_best] which looks at the best result over the whole training. The OSM model has better median and mean of validation error as well as lower and upper quartile spread than the other two models.</text:span></text:p>
      <text:p text:style-name="P16"><text:span text:style-name="T2">When we compare the results of the basic unexpanded dataset "5556x_markable_" "640x640" with other expanded datasets, the performance of OSM model actually suffers in the expanded datasets. This is due to the model using only the neighborhood vector information without taking images into account. By the manner of data generation, when splitting long edges, we are also creating new distinct locations, which will be marked with their own distinct OSM vector. But when we simply apply image transformations mentioned in Code </text:span><text:span text:style-name="T1">\ref</text:span><text:span text:style-name="T2">[code7b_data_aug] we are not adding any new unique locations. Therefore the OSM model cannot gain any new information by the data augmentation.</text:span></text:p>
      <text:p text:style-name="P16"><text:span text:style-name="T2">When looking at the model comparison over dataset "5556x_minlen30_640px", the performance of Mixed model is much closed to the OSM model. Looking directly at Figure </text:span><text:span text:style-name="T1">\ref</text:span><text:span text:style-name="T2">[ap1_modelversus_best], which shows the best achieved average validation error over the whole training process, we see that the Mixed model has in fact very slightly lower validation error in terms of both lower and upper percentile than the OSM model. We can see similar result of </text:span><text:span text:style-name="T1">\ref</text:span><text:span text:style-name="T2">[ap1_modelversus_evol], where the Mixed and OSM models have comparable performance over the evolution of epochs, whereas the Image model is lacking.</text:span></text:p>
      <text:p text:style-name="P8">We can conclude that the neighborhood information brings in useful performance boost, when comparing both the Mixed and OSM models with the Image model. We also encountered the OSM model outperforming the other two more complicated models, only being caught up to by the Mixed model in cases where we used smart dataset enhancing techniques. It should be noted that the OSM model is more compact in terms of number of parameters of the NN as well as being more time efficient for evaluation.</text:p>
      <text:p text:style-name="P16"><text:span text:style-name="T2">We have taken more care to tweak the performance of this OSM model design in </text:span><text:span text:style-name="T1">\ref</text:span><text:span text:style-name="T2">[ch7_model_osm_wd].</text:span></text:p>
      <text:p text:style-name="P5"><text:span text:style-name="T1">\label</text:span><text:span text:style-name="T2">[ch7_model_osm_wd]</text:span></text:p>
      <text:p text:style-name="P5"><text:span text:style-name="T1">\secc</text:span><text:span text:style-name="T2"> Analysis of OSM model shape</text:span></text:p>
      <text:p text:style-name="P7">%------------------</text:p>
      <text:p text:style-name="P16"><text:span text:style-name="T2">In section </text:span><text:span text:style-name="T1">\ref</text:span><text:span text:style-name="T2">[ch6_dataset_augmentation] we experimented with various settings used when building OSM model. In Figure </text:span><text:span text:style-name="T1">\ref</text:span><text:span text:style-name="T2">[39_osm_wd_4x4] we generated a </text:span><text:soft-page-break/><text:span text:style-name="T2">grid comparing the performances of models with variable depth on the </text:span><text:span text:style-name="T1">\textit</text:span><text:span text:style-name="T2">{x} axis and variable width on the </text:span><text:span text:style-name="T1">\textit</text:span><text:span text:style-name="T2">{y} axis. Width influences the number of neurons each layer has and the depth influences the number of layers. Variation between the results of models with different setting is not very pronounced - even the most basic model with </text:span><text:span text:style-name="T1">\textit</text:span><text:span text:style-name="T2">{depth = 1} and </text:span><text:span text:style-name="T1">\textit</text:span><text:span text:style-name="T2">{width = 32} is viable. In general we can see the models with </text:span><text:span text:style-name="T1">\textit</text:span><text:span text:style-name="T2">{depth} set at lower extreme value </text:span><text:span text:style-name="T1">\textit</text:span><text:span text:style-name="T2">{1} to be somewhat lacking behind more balanced models. Similarly on the other end of graph models with </text:span><text:span text:style-name="T1">\textit</text:span><text:span text:style-name="T2">{depth} set to </text:span><text:span text:style-name="T1">\textit</text:span><text:span text:style-name="T2">{4} seem to have slightly worse results than the simpler models.</text:span></text:p>
      <text:p text:style-name="P16"><text:span text:style-name="T2">Figure </text:span><text:span text:style-name="T1">\ref</text:span><text:span text:style-name="T2">[40_osm_wd_d2cut] allows us to compare amongst each other the models with fixed depth and variable width. Simple models in terms of width can achieve better results throughout the whole training process. Furthermore the smaller the model is in terms of its trainable parameter size, the faster it is taught.</text:span></text:p>
      <text:p text:style-name="P16"><text:span text:style-name="T2">Note that the best performing model can be considered in various terms. When we look at the average best achieved validation error of the 16 models like in </text:span><text:span text:style-name="T1">\ref</text:span><text:span text:style-name="T2">[39_osm_wd_4x4], where average of best results of 10 runs was taken, then model which was built with </text:span><text:span text:style-name="T1">\textit</text:span><text:span text:style-name="T2">{depth = 2} and </text:span><text:span text:style-name="T1">\textit</text:span><text:span text:style-name="T2">{width = 128} ranks first with mean: <text:s/>0.0759 +/- 0.0117. See Table </text:span><text:span text:style-name="T1">\ref</text:span><text:span text:style-name="T2">[41a_table_avg_best]. If we instead consider the minimal value of average validation error like in </text:span><text:span text:style-name="T1">\ref</text:span><text:span text:style-name="T2">[40_osm_wd_d2cut], then the model with </text:span><text:span text:style-name="T1">\textit</text:span><text:span text:style-name="T2">{depth = 2} and </text:span><text:span text:style-name="T1">\textit</text:span><text:span text:style-name="T2">{width = 64} ranks first with value: 0.0809. See Table </text:span><text:span text:style-name="T1">\ref</text:span><text:span text:style-name="T2">[41b_table_min_avg].</text:span></text:p>
      <text:p text:style-name="P1">\midinsert</text:p>
      <text:p text:style-name="P5"><text:span text:style-name="T1">\line</text:span><text:span text:style-name="T2">{</text:span><text:span text:style-name="T1">\hsize=.5\hsize</text:span><text:span text:style-name="T2"> </text:span><text:span text:style-name="T1">\vtop</text:span><text:span text:style-name="T2">{</text:span><text:span text:style-name="T6">%</text:span></text:p>
      <text:p text:style-name="P5"><text:span text:style-name="T2"><text:s text:c="6"/></text:span><text:span text:style-name="T1">\clabel</text:span><text:span text:style-name="T2">[41a_table_avg_best]{Model comparison by best error}</text:span></text:p>
      <text:p text:style-name="P5"><text:span text:style-name="T2"><text:s text:c="6"/></text:span><text:span text:style-name="T1">\cinspic</text:span><text:span text:style-name="T2"> tables/6_avg_best_table.pdf</text:span></text:p>
      <text:p text:style-name="P5"><text:span text:style-name="T2"><text:s text:c="6"/></text:span><text:span text:style-name="T1">\captiontablehack/f</text:span><text:span text:style-name="T2"> Model comparison by average best validation error (average over minimal validation error of each fold). Model: </text:span><text:span text:style-name="T1">\textit</text:span><text:span text:style-name="T2">{OSM}, Dataset: </text:span><text:span text:style-name="T1">\textit</text:span><text:span text:style-name="T2">{5556x</text:span><text:span text:style-name="T1">\_markable\_640x640</text:span><text:span text:style-name="T2">}.</text:span></text:p>
      <text:p text:style-name="P5"><text:span text:style-name="T2"><text:s text:c="3"/></text:span><text:span text:style-name="T1">\par</text:span><text:span text:style-name="T2">}</text:span><text:span text:style-name="T1">\vtop</text:span><text:span text:style-name="T2">{</text:span><text:span text:style-name="T6">%</text:span></text:p>
      <text:p text:style-name="P5"><text:span text:style-name="T2"><text:s text:c="6"/></text:span><text:span text:style-name="T1">\clabel</text:span><text:span text:style-name="T2">[41b_table_min_avg]{Model comparison by average error}</text:span></text:p>
      <text:p text:style-name="P5"><text:span text:style-name="T2"><text:s text:c="6"/></text:span><text:span text:style-name="T1">\cinspic</text:span><text:span text:style-name="T2"> tables/6_min_avg_table.pdf</text:span></text:p>
      <text:p text:style-name="P5"><text:span text:style-name="T2"><text:s text:c="6"/></text:span><text:span text:style-name="T1">\captiontablehack/f</text:span><text:span text:style-name="T2"> Model comparison by minimal average validation error (minimal of average validation errors over all folds). Model: </text:span><text:span text:style-name="T1">\textit</text:span><text:span text:style-name="T2">{OSM}, Dataset: </text:span><text:span text:style-name="T1">\textit</text:span><text:span text:style-name="T2">{5556x</text:span><text:span text:style-name="T1">\_markable\_640x640</text:span><text:span text:style-name="T2">}.</text:span></text:p>
      <text:p text:style-name="P5"><text:span text:style-name="T2"><text:s text:c="3"/></text:span><text:span text:style-name="T1">\par</text:span><text:span text:style-name="T2">}}</text:span></text:p>
      <text:p text:style-name="P10">\endinsert</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6:40:28.621904658</meta:creation-date>
    <dc:date>2017-07-07T17:17:05.839907748</dc:date>
    <meta:editing-duration>PT19M19S</meta:editing-duration>
    <meta:editing-cycles>15</meta:editing-cycles>
    <meta:generator>LibreOffice/5.1.6.2$Linux_X86_64 LibreOffice_project/10m0$Build-2</meta:generator>
    <meta:document-statistic meta:table-count="0" meta:image-count="0" meta:object-count="0" meta:page-count="22" meta:paragraph-count="303" meta:word-count="6110" meta:character-count="43925" meta:non-whitespace-character-count="37808"/>
  </office:meta>
</office:document-meta>
</file>